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fo:font-size="10pt"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officeooo:paragraph-rsid="004a4937"/>
    </style:style>
    <style:style style:name="P11" style:family="paragraph" style:parent-style-name="Footnote">
      <style:text-properties officeooo:rsid="0052d01e" officeooo:paragraph-rsid="0052d01e"/>
    </style:style>
    <style:style style:name="P12" style:family="paragraph" style:parent-style-name="Footnote">
      <style:text-properties officeooo:rsid="00557454" officeooo:paragraph-rsid="00557454"/>
    </style:style>
    <style:style style:name="P13" style:family="paragraph" style:parent-style-name="Footnote">
      <style:text-properties officeooo:rsid="0057c434" officeooo:paragraph-rsid="0057c434"/>
    </style:style>
    <style:style style:name="P14" style:family="paragraph" style:parent-style-name="Footnote">
      <style:text-properties officeooo:rsid="00598a2b" officeooo:paragraph-rsid="00598a2b"/>
    </style:style>
    <style:style style:name="P15" style:family="paragraph" style:parent-style-name="Footnote">
      <style:text-properties officeooo:rsid="005f884c" officeooo:paragraph-rsid="005f884c"/>
    </style:style>
    <style:style style:name="P16" style:family="paragraph" style:parent-style-name="Footnote">
      <style:text-properties fo:color="#000000"/>
    </style:style>
    <style:style style:name="P17"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8" style:family="paragraph" style:parent-style-name="Footnote">
      <style:text-properties officeooo:rsid="006237f2" officeooo:paragraph-rsid="006237f2"/>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line-height="200%"/>
      <style:text-properties officeooo:rsid="0026933d" officeooo:paragraph-rsid="004ff996"/>
    </style:style>
    <style:style style:name="P21" style:family="paragraph" style:parent-style-name="Standard">
      <style:paragraph-properties fo:line-height="200%"/>
      <style:text-properties officeooo:rsid="0026933d" officeooo:paragraph-rsid="002acc18"/>
    </style:style>
    <style:style style:name="P22" style:family="paragraph" style:parent-style-name="Standard">
      <style:paragraph-properties fo:line-height="200%"/>
      <style:text-properties officeooo:rsid="0026933d" officeooo:paragraph-rsid="0026933d"/>
    </style:style>
    <style:style style:name="P23" style:family="paragraph" style:parent-style-name="Standard">
      <style:paragraph-properties fo:line-height="200%"/>
      <style:text-properties officeooo:rsid="0026933d" officeooo:paragraph-rsid="00270f03"/>
    </style:style>
    <style:style style:name="P24" style:family="paragraph" style:parent-style-name="Standard">
      <style:paragraph-properties fo:line-height="200%"/>
      <style:text-properties officeooo:rsid="0026933d" officeooo:paragraph-rsid="00311990"/>
    </style:style>
    <style:style style:name="P25" style:family="paragraph" style:parent-style-name="Standard">
      <style:paragraph-properties fo:line-height="200%"/>
      <style:text-properties officeooo:rsid="0026933d" officeooo:paragraph-rsid="002f9ed5"/>
    </style:style>
    <style:style style:name="P26" style:family="paragraph" style:parent-style-name="Standard">
      <style:paragraph-properties fo:line-height="200%"/>
      <style:text-properties officeooo:rsid="0026933d" officeooo:paragraph-rsid="002e9708"/>
    </style:style>
    <style:style style:name="P27" style:family="paragraph" style:parent-style-name="Standard">
      <style:paragraph-properties fo:line-height="200%"/>
      <style:text-properties officeooo:rsid="0026933d" officeooo:paragraph-rsid="007b672d"/>
    </style:style>
    <style:style style:name="P28" style:family="paragraph" style:parent-style-name="Standard">
      <style:paragraph-properties fo:line-height="200%"/>
      <style:text-properties officeooo:rsid="0026933d" officeooo:paragraph-rsid="007c6056"/>
    </style:style>
    <style:style style:name="P29" style:family="paragraph" style:parent-style-name="Standard">
      <style:paragraph-properties fo:line-height="200%"/>
      <style:text-properties officeooo:rsid="0026933d" officeooo:paragraph-rsid="00865e57"/>
    </style:style>
    <style:style style:name="P30" style:family="paragraph" style:parent-style-name="Standard">
      <style:paragraph-properties fo:line-height="200%"/>
      <style:text-properties officeooo:rsid="0026933d" officeooo:paragraph-rsid="008c3f44"/>
    </style:style>
    <style:style style:name="P31" style:family="paragraph" style:parent-style-name="Standard">
      <style:paragraph-properties fo:line-height="200%"/>
      <style:text-properties officeooo:rsid="001d54b7" officeooo:paragraph-rsid="001d54b7"/>
    </style:style>
    <style:style style:name="P32" style:family="paragraph" style:parent-style-name="Standard">
      <style:paragraph-properties fo:line-height="200%"/>
      <style:text-properties officeooo:rsid="001d54b7" officeooo:paragraph-rsid="003f9d39"/>
    </style:style>
    <style:style style:name="P33" style:family="paragraph" style:parent-style-name="Standard">
      <style:paragraph-properties fo:line-height="200%"/>
      <style:text-properties officeooo:rsid="001d54b7" officeooo:paragraph-rsid="00697e98"/>
    </style:style>
    <style:style style:name="P34" style:family="paragraph" style:parent-style-name="Standard">
      <style:paragraph-properties fo:line-height="200%"/>
      <style:text-properties officeooo:rsid="001d54b7" officeooo:paragraph-rsid="006abeff"/>
    </style:style>
    <style:style style:name="P35" style:family="paragraph" style:parent-style-name="Standard">
      <style:paragraph-properties fo:line-height="200%"/>
      <style:text-properties officeooo:rsid="00557454" officeooo:paragraph-rsid="0040a7d7"/>
    </style:style>
    <style:style style:name="P36" style:family="paragraph" style:parent-style-name="Standard">
      <style:paragraph-properties fo:line-height="200%"/>
      <style:text-properties officeooo:rsid="001e1f59" officeooo:paragraph-rsid="0023cf49"/>
    </style:style>
    <style:style style:name="P37" style:family="paragraph" style:parent-style-name="Standard">
      <style:paragraph-properties fo:line-height="200%"/>
      <style:text-properties officeooo:rsid="001e1f59" officeooo:paragraph-rsid="0024bde3"/>
    </style:style>
    <style:style style:name="P38" style:family="paragraph" style:parent-style-name="Standard">
      <style:paragraph-properties fo:line-height="200%"/>
      <style:text-properties officeooo:rsid="001e1f59" officeooo:paragraph-rsid="001ef77a"/>
    </style:style>
    <style:style style:name="P39" style:family="paragraph" style:parent-style-name="Standard">
      <style:paragraph-properties fo:line-height="200%"/>
      <style:text-properties officeooo:rsid="001e1f59" officeooo:paragraph-rsid="006c3e98"/>
    </style:style>
    <style:style style:name="P40" style:family="paragraph" style:parent-style-name="Standard">
      <style:paragraph-properties fo:line-height="200%"/>
      <style:text-properties officeooo:rsid="001e1f59" officeooo:paragraph-rsid="00768b22"/>
    </style:style>
    <style:style style:name="P41" style:family="paragraph" style:parent-style-name="Standard">
      <style:paragraph-properties fo:line-height="200%"/>
      <style:text-properties officeooo:rsid="001e1f59" officeooo:paragraph-rsid="007a26ad"/>
    </style:style>
    <style:style style:name="P42" style:family="paragraph" style:parent-style-name="Standard">
      <style:paragraph-properties fo:line-height="200%"/>
      <style:text-properties officeooo:rsid="0042adb7" officeooo:paragraph-rsid="0042adb7"/>
    </style:style>
    <style:style style:name="P43" style:family="paragraph" style:parent-style-name="Standard">
      <style:paragraph-properties fo:line-height="200%"/>
      <style:text-properties officeooo:rsid="0028fabc" officeooo:paragraph-rsid="00270f03"/>
    </style:style>
    <style:style style:name="P44" style:family="paragraph" style:parent-style-name="Standard">
      <style:paragraph-properties fo:line-height="200%"/>
      <style:text-properties officeooo:rsid="0034c966" officeooo:paragraph-rsid="0034c966"/>
    </style:style>
    <style:style style:name="P45" style:family="paragraph" style:parent-style-name="Standard">
      <style:paragraph-properties fo:line-height="200%"/>
      <style:text-properties officeooo:rsid="0040a7d7" officeooo:paragraph-rsid="00697e98"/>
    </style:style>
    <style:style style:name="P46" style:family="paragraph" style:parent-style-name="Standard">
      <style:paragraph-properties fo:line-height="200%"/>
      <style:text-properties officeooo:rsid="00270f03" officeooo:paragraph-rsid="00872f83"/>
    </style:style>
    <style:style style:name="P47" style:family="paragraph" style:parent-style-name="Title">
      <style:paragraph-properties fo:line-height="200%"/>
      <style:text-properties officeooo:rsid="00557454" officeooo:paragraph-rsid="00557454"/>
    </style:style>
    <style:style style:name="P48" style:family="paragraph" style:parent-style-name="Standard">
      <style:paragraph-properties fo:line-height="200%"/>
      <style:text-properties officeooo:rsid="006abeff" officeooo:paragraph-rsid="006abeff"/>
    </style:style>
    <style:style style:name="P49" style:family="paragraph" style:parent-style-name="Standard">
      <style:paragraph-properties fo:line-height="200%"/>
      <style:text-properties officeooo:rsid="001d54b7" officeooo:paragraph-rsid="001d54b7"/>
    </style:style>
    <style:style style:name="P50" style:family="paragraph" style:parent-style-name="Standard">
      <style:paragraph-properties fo:line-height="200%"/>
      <style:text-properties officeooo:rsid="001d54b7" officeooo:paragraph-rsid="008e4021"/>
    </style:style>
    <style:style style:name="P51" style:family="paragraph" style:parent-style-name="Standard">
      <style:paragraph-properties fo:line-height="200%"/>
      <style:text-properties officeooo:rsid="008c76b0" officeooo:paragraph-rsid="008c76b0"/>
    </style:style>
    <style:style style:name="P52" style:family="paragraph" style:parent-style-name="Standard">
      <style:paragraph-properties fo:line-height="200%"/>
      <style:text-properties officeooo:rsid="001e1f59" officeooo:paragraph-rsid="008ee88a"/>
    </style:style>
    <style:style style:name="P53" style:family="paragraph" style:parent-style-name="Standard">
      <style:paragraph-properties fo:line-height="200%"/>
      <style:text-properties officeooo:rsid="001e1f59" officeooo:paragraph-rsid="00941c01"/>
    </style:style>
    <style:style style:name="P54" style:family="paragraph" style:parent-style-name="Standard">
      <style:paragraph-properties fo:line-height="200%"/>
      <style:text-properties officeooo:rsid="001e1f59" officeooo:paragraph-rsid="00960163"/>
    </style:style>
    <style:style style:name="P55" style:family="paragraph" style:parent-style-name="Standard">
      <style:paragraph-properties fo:line-height="200%"/>
      <style:text-properties officeooo:rsid="001e1f59" officeooo:paragraph-rsid="006fc5a0"/>
    </style:style>
    <style:style style:name="P56" style:family="paragraph" style:parent-style-name="Standard">
      <style:paragraph-properties fo:line-height="200%"/>
      <style:text-properties officeooo:rsid="001e1f59" officeooo:paragraph-rsid="009623a4"/>
    </style:style>
    <style:style style:name="P57" style:family="paragraph" style:parent-style-name="Standard">
      <style:paragraph-properties fo:line-height="200%"/>
      <style:text-properties officeooo:rsid="001e1f59" officeooo:paragraph-rsid="001ef77a"/>
    </style:style>
    <style:style style:name="P58" style:family="paragraph" style:parent-style-name="Standard">
      <style:paragraph-properties fo:line-height="200%"/>
      <style:text-properties officeooo:rsid="0026933d" officeooo:paragraph-rsid="00916d30"/>
    </style:style>
    <style:style style:name="P59" style:family="paragraph" style:parent-style-name="Standard">
      <style:paragraph-properties fo:line-height="200%"/>
      <style:text-properties officeooo:rsid="0026933d" officeooo:paragraph-rsid="0091994c"/>
    </style:style>
    <style:style style:name="P60" style:family="paragraph" style:parent-style-name="Standard">
      <style:paragraph-properties fo:line-height="200%"/>
      <style:text-properties officeooo:rsid="0026933d" officeooo:paragraph-rsid="007e4fa5"/>
    </style:style>
    <style:style style:name="P61" style:family="paragraph" style:parent-style-name="Standard">
      <style:paragraph-properties fo:line-height="200%"/>
      <style:text-properties officeooo:rsid="0026933d" officeooo:paragraph-rsid="00865e57"/>
    </style:style>
    <style:style style:name="P62" style:family="paragraph" style:parent-style-name="Standard">
      <style:paragraph-properties fo:line-height="200%"/>
      <style:text-properties officeooo:rsid="0026933d" officeooo:paragraph-rsid="004bde1e"/>
    </style:style>
    <style:style style:name="P63" style:family="paragraph" style:parent-style-name="Standard">
      <style:paragraph-properties fo:line-height="200%"/>
      <style:text-properties officeooo:rsid="0026933d" officeooo:paragraph-rsid="009342c6"/>
    </style:style>
    <style:style style:name="P64" style:family="paragraph" style:parent-style-name="Standard">
      <style:paragraph-properties fo:line-height="200%"/>
      <style:text-properties officeooo:rsid="0026933d" officeooo:paragraph-rsid="002e9708"/>
    </style:style>
    <style:style style:name="P65" style:family="paragraph" style:parent-style-name="Standard">
      <style:paragraph-properties fo:line-height="200%"/>
      <style:text-properties officeooo:rsid="0026933d" officeooo:paragraph-rsid="00a38a96"/>
    </style:style>
    <style:style style:name="P66" style:family="paragraph" style:parent-style-name="Standard">
      <style:paragraph-properties fo:line-height="200%"/>
      <style:text-properties officeooo:rsid="0026933d" officeooo:paragraph-rsid="00a3f2cd"/>
    </style:style>
    <style:style style:name="P67" style:family="paragraph" style:parent-style-name="Standard">
      <style:paragraph-properties fo:line-height="200%"/>
      <style:text-properties officeooo:rsid="0026933d" officeooo:paragraph-rsid="00dae0cb"/>
    </style:style>
    <style:style style:name="P68" style:family="paragraph" style:parent-style-name="Standard">
      <style:paragraph-properties fo:line-height="200%"/>
      <style:text-properties officeooo:rsid="0026933d" officeooo:paragraph-rsid="00db3434"/>
    </style:style>
    <style:style style:name="P69" style:family="paragraph" style:parent-style-name="Standard">
      <style:paragraph-properties fo:line-height="200%"/>
      <style:text-properties officeooo:rsid="0040a7d7" officeooo:paragraph-rsid="009cc942"/>
    </style:style>
    <style:style style:name="P70" style:family="paragraph" style:parent-style-name="Standard">
      <style:paragraph-properties fo:line-height="200%"/>
      <style:text-properties officeooo:rsid="00a03e92" officeooo:paragraph-rsid="00a03e92"/>
    </style:style>
    <style:style style:name="P71" style:family="paragraph" style:parent-style-name="Standard">
      <style:paragraph-properties fo:line-height="200%"/>
      <style:text-properties officeooo:rsid="00a575d7" officeooo:paragraph-rsid="00a575d7"/>
    </style:style>
    <style:style style:name="P72" style:family="paragraph" style:parent-style-name="Standard">
      <style:paragraph-properties fo:line-height="200%"/>
      <style:text-properties officeooo:rsid="00a82575" officeooo:paragraph-rsid="00a82575"/>
    </style:style>
    <style:style style:name="P73" style:family="paragraph" style:parent-style-name="Standard">
      <style:paragraph-properties fo:line-height="200%"/>
      <style:text-properties officeooo:rsid="00abf83a" officeooo:paragraph-rsid="00abf83a"/>
    </style:style>
    <style:style style:name="P74" style:family="paragraph" style:parent-style-name="Standard">
      <style:paragraph-properties fo:line-height="200%"/>
      <style:text-properties officeooo:rsid="00ad9a43" officeooo:paragraph-rsid="00ad9a43"/>
    </style:style>
    <style:style style:name="P75" style:family="paragraph" style:parent-style-name="Standard">
      <style:paragraph-properties fo:line-height="200%"/>
      <style:text-properties officeooo:rsid="00ad9a43" officeooo:paragraph-rsid="00b102f8"/>
    </style:style>
    <style:style style:name="P76" style:family="paragraph" style:parent-style-name="Standard">
      <style:paragraph-properties fo:line-height="200%"/>
      <style:text-properties officeooo:rsid="00ad9a43" officeooo:paragraph-rsid="00b68e77"/>
    </style:style>
    <style:style style:name="P77" style:family="paragraph" style:parent-style-name="Standard">
      <style:paragraph-properties fo:line-height="200%"/>
      <style:text-properties officeooo:rsid="00ad9a43" officeooo:paragraph-rsid="00c23937"/>
    </style:style>
    <style:style style:name="P78" style:family="paragraph" style:parent-style-name="Standard">
      <style:paragraph-properties fo:line-height="200%"/>
      <style:text-properties officeooo:rsid="00ad9a43" officeooo:paragraph-rsid="00c320c5"/>
    </style:style>
    <style:style style:name="P79" style:family="paragraph" style:parent-style-name="Standard">
      <style:paragraph-properties fo:line-height="200%"/>
      <style:text-properties officeooo:rsid="00ad9a43" officeooo:paragraph-rsid="00dce944"/>
    </style:style>
    <style:style style:name="P80" style:family="paragraph" style:parent-style-name="Standard">
      <style:paragraph-properties fo:line-height="200%"/>
      <style:text-properties officeooo:rsid="00ad9a43" officeooo:paragraph-rsid="00dd5cfb"/>
    </style:style>
    <style:style style:name="P81" style:family="paragraph" style:parent-style-name="Standard">
      <style:paragraph-properties fo:line-height="200%"/>
      <style:text-properties officeooo:rsid="00b6c817" officeooo:paragraph-rsid="00b6c817"/>
    </style:style>
    <style:style style:name="P82" style:family="paragraph" style:parent-style-name="Standard">
      <style:paragraph-properties fo:line-height="200%"/>
      <style:text-properties officeooo:rsid="00b89031" officeooo:paragraph-rsid="00b89031"/>
    </style:style>
    <style:style style:name="P83" style:family="paragraph" style:parent-style-name="Standard">
      <style:paragraph-properties fo:line-height="200%"/>
      <style:text-properties officeooo:rsid="00d24682" officeooo:paragraph-rsid="00d24682"/>
    </style:style>
    <style:style style:name="P84" style:family="paragraph" style:parent-style-name="Standard">
      <style:paragraph-properties fo:line-height="200%"/>
      <style:text-properties officeooo:rsid="00d24682" officeooo:paragraph-rsid="00d4db4a"/>
    </style:style>
    <style:style style:name="P85" style:family="paragraph" style:parent-style-name="Standard">
      <style:paragraph-properties fo:line-height="200%"/>
      <style:text-properties officeooo:rsid="0032cc17" officeooo:paragraph-rsid="00d828a6"/>
    </style:style>
    <style:style style:name="P86" style:family="paragraph" style:parent-style-name="Standard">
      <style:paragraph-properties fo:line-height="200%"/>
      <style:text-properties officeooo:rsid="00da1042" officeooo:paragraph-rsid="00da1042"/>
    </style:style>
    <style:style style:name="P87" style:family="paragraph" style:parent-style-name="Footnote">
      <style:text-properties style:font-name="Times New Roman" fo:font-size="10pt" style:font-size-asian="10pt" style:font-size-complex="10pt"/>
    </style:style>
    <style:style style:name="P88" style:family="paragraph" style:parent-style-name="Footnote">
      <style:text-properties fo:font-size="10pt" style:font-size-asian="10pt" style:font-size-complex="10pt"/>
    </style:style>
    <style:style style:name="P89" style:family="paragraph" style:parent-style-name="Footnote">
      <style:text-properties fo:font-size="10pt" officeooo:paragraph-rsid="00488d85" style:font-size-asian="10pt" style:font-size-complex="10pt"/>
    </style:style>
    <style:style style:name="P90" style:family="paragraph" style:parent-style-name="Footnote">
      <style:text-properties officeooo:rsid="002e9708" officeooo:paragraph-rsid="00c97b41"/>
    </style:style>
    <style:style style:name="P91" style:family="paragraph" style:parent-style-name="Footnote">
      <style:text-properties style:font-name="Times New Roman" fo:font-size="10pt" style:font-size-asian="10pt" style:font-size-complex="10pt"/>
    </style:style>
    <style:style style:name="P92" style:family="paragraph" style:parent-style-name="Footnote">
      <style:text-properties officeooo:rsid="00c23937" officeooo:paragraph-rsid="00c23937"/>
    </style:style>
    <style:style style:name="P93" style:family="paragraph" style:parent-style-name="Footnote">
      <style:text-properties officeooo:rsid="00c9bc9b" officeooo:paragraph-rsid="00c9bc9b"/>
    </style:style>
    <style:style style:name="P94" style:family="paragraph" style:parent-style-name="Footnote">
      <style:text-properties officeooo:rsid="00e14b54" officeooo:paragraph-rsid="00e14b54"/>
    </style:style>
    <style:style style:name="P95" style:family="paragraph" style:parent-style-name="Heading_20_1">
      <style:paragraph-properties fo:line-height="200%"/>
    </style:style>
    <style:style style:name="P96" style:family="paragraph" style:parent-style-name="Heading_20_2">
      <style:text-properties officeooo:rsid="006d8ddc" officeooo:paragraph-rsid="006d8ddc"/>
    </style:style>
    <style:style style:name="P97" style:family="paragraph" style:parent-style-name="Heading_20_2">
      <style:text-properties officeooo:rsid="0091994c" officeooo:paragraph-rsid="0091994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fo:font-style="normal" officeooo:rsid="00b102f8" style:font-style-asian="normal"/>
    </style:style>
    <style:style style:name="T21" style:family="text">
      <style:text-properties fo:color="#000000" fo:font-style="normal" officeooo:rsid="00b20ba9" style:font-style-asian="normal"/>
    </style:style>
    <style:style style:name="T22" style:family="text">
      <style:text-properties fo:color="#000000" fo:font-style="normal" officeooo:rsid="00d309e5" style:font-style-asian="normal"/>
    </style:style>
    <style:style style:name="T23" style:family="text">
      <style:text-properties fo:color="#000000" fo:font-style="normal" officeooo:rsid="00df3aa5" style:font-style-asian="normal"/>
    </style:style>
    <style:style style:name="T24" style:family="text">
      <style:text-properties fo:color="#000000" fo:font-style="normal" officeooo:rsid="00e0f5a9" style:font-style-asian="normal"/>
    </style:style>
    <style:style style:name="T25" style:family="text">
      <style:text-properties fo:color="#000000" officeooo:rsid="001d54b7"/>
    </style:style>
    <style:style style:name="T26" style:family="text">
      <style:text-properties fo:color="#000000" style:font-name="Times New Roman"/>
    </style:style>
    <style:style style:name="T27" style:family="text">
      <style:text-properties fo:color="#000000" style:font-name="Times New Roman" fo:font-style="italic" style:font-style-asian="italic"/>
    </style:style>
    <style:style style:name="T28" style:family="text">
      <style:text-properties fo:color="#000000" style:font-name="Times New Roman" fo:font-style="italic" officeooo:rsid="00483033" style:font-style-asian="italic"/>
    </style:style>
    <style:style style:name="T29" style:family="text">
      <style:text-properties fo:color="#000000" style:font-name="Times New Roman" fo:font-style="italic" officeooo:rsid="002afa8d" style:font-style-asian="italic"/>
    </style:style>
    <style:style style:name="T30" style:family="text">
      <style:text-properties fo:color="#000000" style:font-name="Times New Roman" fo:font-style="normal" style:font-style-asian="normal"/>
    </style:style>
    <style:style style:name="T31" style:family="text">
      <style:text-properties fo:color="#000000" style:font-name="Times New Roman" fo:font-style="normal" officeooo:rsid="00483033" style:font-style-asian="normal"/>
    </style:style>
    <style:style style:name="T32" style:family="text">
      <style:text-properties fo:color="#000000" style:font-name="Times New Roman" fo:font-style="normal" officeooo:rsid="00488d85" style:font-style-asian="normal"/>
    </style:style>
    <style:style style:name="T33" style:family="text">
      <style:text-properties fo:color="#000000" style:font-name="Times New Roman" fo:font-style="normal" officeooo:rsid="002acc18" style:font-style-asian="normal"/>
    </style:style>
    <style:style style:name="T34" style:family="text">
      <style:text-properties fo:color="#000000" officeooo:rsid="004a4937"/>
    </style:style>
    <style:style style:name="T35" style:family="text">
      <style:text-properties fo:color="#000000" officeooo:rsid="005ae9f1"/>
    </style:style>
    <style:style style:name="T36" style:family="text">
      <style:text-properties fo:color="#000000" officeooo:rsid="0032cc17"/>
    </style:style>
    <style:style style:name="T37" style:family="text">
      <style:text-properties fo:color="#000000" officeooo:rsid="005c311c"/>
    </style:style>
    <style:style style:name="T38" style:family="text">
      <style:text-properties fo:color="#000000" officeooo:rsid="00c797de"/>
    </style:style>
    <style:style style:name="T39" style:family="text">
      <style:text-properties officeooo:rsid="001e1f59"/>
    </style:style>
    <style:style style:name="T40" style:family="text">
      <style:text-properties officeooo:rsid="001e6eba"/>
    </style:style>
    <style:style style:name="T41" style:family="text">
      <style:text-properties fo:font-style="italic" style:font-style-asian="italic" style:font-style-complex="italic"/>
    </style:style>
    <style:style style:name="T42" style:family="text">
      <style:text-properties fo:font-style="italic" officeooo:rsid="001e6eba" style:font-style-asian="italic" style:font-style-complex="italic"/>
    </style:style>
    <style:style style:name="T43" style:family="text">
      <style:text-properties fo:font-style="italic" officeooo:rsid="00375031" style:font-style-asian="italic" style:font-style-complex="italic"/>
    </style:style>
    <style:style style:name="T44" style:family="text">
      <style:text-properties fo:font-style="italic" officeooo:rsid="003c7e46" style:font-style-asian="italic" style:font-style-complex="italic"/>
    </style:style>
    <style:style style:name="T45" style:family="text">
      <style:text-properties fo:font-style="italic" officeooo:rsid="00611da9" style:font-style-asian="italic" style:font-style-complex="italic"/>
    </style:style>
    <style:style style:name="T46" style:family="text">
      <style:text-properties fo:font-style="italic" officeooo:rsid="006fc5a0" style:font-style-asian="italic" style:font-style-complex="italic"/>
    </style:style>
    <style:style style:name="T47" style:family="text">
      <style:text-properties fo:font-style="italic" officeooo:rsid="0072b051" style:font-style-asian="italic" style:font-style-complex="italic"/>
    </style:style>
    <style:style style:name="T48" style:family="text">
      <style:text-properties fo:font-style="italic" officeooo:rsid="0038d5a7" style:font-style-asian="italic" style:font-style-complex="italic"/>
    </style:style>
    <style:style style:name="T49" style:family="text">
      <style:text-properties fo:font-style="italic" officeooo:rsid="008c0c93" style:font-style-asian="italic" style:font-style-complex="italic"/>
    </style:style>
    <style:style style:name="T50" style:family="text">
      <style:text-properties fo:font-style="italic" officeooo:rsid="008ee88a" style:font-style-asian="italic" style:font-style-complex="italic"/>
    </style:style>
    <style:style style:name="T51" style:family="text">
      <style:text-properties fo:font-style="italic" officeooo:rsid="0091994c" style:font-style-asian="italic" style:font-style-complex="italic"/>
    </style:style>
    <style:style style:name="T52" style:family="text">
      <style:text-properties fo:font-style="italic" officeooo:rsid="002f9ed5" style:font-style-asian="italic" style:font-style-complex="italic"/>
    </style:style>
    <style:style style:name="T53" style:family="text">
      <style:text-properties fo:font-style="italic" style:text-underline-style="none" officeooo:rsid="0091994c" style:font-style-asian="italic" style:font-style-complex="italic"/>
    </style:style>
    <style:style style:name="T54" style:family="text">
      <style:text-properties fo:font-style="italic" style:text-underline-style="none" officeooo:rsid="00e61f25"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1e6eba" style:font-style-asian="normal" style:font-style-complex="normal"/>
    </style:style>
    <style:style style:name="T57" style:family="text">
      <style:text-properties fo:font-style="normal" officeooo:rsid="001ef77a" style:font-style-asian="normal" style:font-style-complex="normal"/>
    </style:style>
    <style:style style:name="T58" style:family="text">
      <style:text-properties fo:font-style="normal" officeooo:rsid="002010f8" style:font-style-asian="normal" style:font-style-complex="normal"/>
    </style:style>
    <style:style style:name="T59" style:family="text">
      <style:text-properties fo:font-style="normal" officeooo:rsid="002acc18" style:font-style-asian="normal" style:font-style-complex="normal"/>
    </style:style>
    <style:style style:name="T60" style:family="text">
      <style:text-properties fo:font-style="normal" officeooo:rsid="002afa8d" style:font-style-asian="normal" style:font-style-complex="normal"/>
    </style:style>
    <style:style style:name="T61" style:family="text">
      <style:text-properties fo:font-style="normal" officeooo:rsid="00403c93" style:font-style-asian="normal" style:font-style-complex="normal"/>
    </style:style>
    <style:style style:name="T62" style:family="text">
      <style:text-properties fo:font-style="normal" officeooo:rsid="00415a0f" style:font-style-asian="normal" style:font-style-complex="normal"/>
    </style:style>
    <style:style style:name="T63" style:family="text">
      <style:text-properties fo:font-style="normal" officeooo:rsid="0041d52b" style:font-style-asian="normal" style:font-style-complex="normal"/>
    </style:style>
    <style:style style:name="T64" style:family="text">
      <style:text-properties fo:font-style="normal" officeooo:rsid="00438523" style:font-style-asian="normal" style:font-style-complex="normal"/>
    </style:style>
    <style:style style:name="T65" style:family="text">
      <style:text-properties fo:font-style="normal" officeooo:rsid="00488d85" style:font-style-asian="normal" style:font-style-complex="normal"/>
    </style:style>
    <style:style style:name="T66" style:family="text">
      <style:text-properties fo:font-style="normal" officeooo:rsid="00700405" style:font-style-asian="normal" style:font-style-complex="normal"/>
    </style:style>
    <style:style style:name="T67" style:family="text">
      <style:text-properties fo:font-style="normal" officeooo:rsid="0072b051" style:font-style-asian="normal" style:font-style-complex="normal"/>
    </style:style>
    <style:style style:name="T68" style:family="text">
      <style:text-properties fo:font-style="normal" officeooo:rsid="007493dc" style:font-style-asian="normal" style:font-style-complex="normal"/>
    </style:style>
    <style:style style:name="T69" style:family="text">
      <style:text-properties fo:font-style="normal" officeooo:rsid="00750970" style:font-style-asian="normal" style:font-style-complex="normal"/>
    </style:style>
    <style:style style:name="T70" style:family="text">
      <style:text-properties fo:font-style="normal" officeooo:rsid="00753ac4" style:font-style-asian="normal" style:font-style-complex="normal"/>
    </style:style>
    <style:style style:name="T71" style:family="text">
      <style:text-properties fo:font-style="normal" officeooo:rsid="00774836" style:font-style-asian="normal" style:font-style-complex="normal"/>
    </style:style>
    <style:style style:name="T72" style:family="text">
      <style:text-properties fo:font-style="normal" officeooo:rsid="007a26ad" style:font-style-asian="normal" style:font-style-complex="normal"/>
    </style:style>
    <style:style style:name="T73" style:family="text">
      <style:text-properties fo:font-style="normal" officeooo:rsid="007ac8b3" style:font-style-asian="normal" style:font-style-complex="normal"/>
    </style:style>
    <style:style style:name="T74" style:family="text">
      <style:text-properties fo:font-style="normal" officeooo:rsid="008c0c93" style:font-style-asian="normal" style:font-style-complex="normal"/>
    </style:style>
    <style:style style:name="T75" style:family="text">
      <style:text-properties fo:font-style="normal" officeooo:rsid="008ee88a" style:font-style-asian="normal" style:font-style-complex="normal"/>
    </style:style>
    <style:style style:name="T76" style:family="text">
      <style:text-properties fo:font-style="normal" officeooo:rsid="008fb1eb" style:font-style-asian="normal" style:font-style-complex="normal"/>
    </style:style>
    <style:style style:name="T77" style:family="text">
      <style:text-properties fo:font-style="normal" officeooo:rsid="00960163" style:font-style-asian="normal" style:font-style-complex="normal"/>
    </style:style>
    <style:style style:name="T78" style:family="text">
      <style:text-properties fo:font-style="normal" officeooo:rsid="009623a4" style:font-style-asian="normal" style:font-style-complex="normal"/>
    </style:style>
    <style:style style:name="T79" style:family="text">
      <style:text-properties fo:font-style="normal" officeooo:rsid="0097ea87" style:font-style-asian="normal" style:font-style-complex="normal"/>
    </style:style>
    <style:style style:name="T80" style:family="text">
      <style:text-properties fo:font-style="normal" officeooo:rsid="00b68e77" style:font-style-asian="normal" style:font-style-complex="normal"/>
    </style:style>
    <style:style style:name="T81" style:family="text">
      <style:text-properties fo:font-style="normal" officeooo:rsid="00b94a6f" style:font-style-asian="normal" style:font-style-complex="normal"/>
    </style:style>
    <style:style style:name="T82" style:family="text">
      <style:text-properties fo:font-style="normal" officeooo:rsid="00b9e4eb" style:font-style-asian="normal" style:font-style-complex="normal"/>
    </style:style>
    <style:style style:name="T83" style:family="text">
      <style:text-properties fo:font-style="normal" officeooo:rsid="00ba61fc" style:font-style-asian="normal" style:font-style-complex="normal"/>
    </style:style>
    <style:style style:name="T84" style:family="text">
      <style:text-properties fo:font-style="normal" officeooo:rsid="00bbcfe2" style:font-style-asian="normal" style:font-style-complex="normal"/>
    </style:style>
    <style:style style:name="T85" style:family="text">
      <style:text-properties fo:font-style="normal" officeooo:rsid="00bd3f78" style:font-style-asian="normal" style:font-style-complex="normal"/>
    </style:style>
    <style:style style:name="T86" style:family="text">
      <style:text-properties fo:font-style="normal" officeooo:rsid="00bf6476" style:font-style-asian="normal" style:font-style-complex="normal"/>
    </style:style>
    <style:style style:name="T87" style:family="text">
      <style:text-properties fo:font-style="normal" officeooo:rsid="00cd134a" style:font-style-asian="normal" style:font-style-complex="normal"/>
    </style:style>
    <style:style style:name="T88" style:family="text">
      <style:text-properties officeooo:rsid="00270f03"/>
    </style:style>
    <style:style style:name="T89" style:family="text">
      <style:text-properties officeooo:rsid="0028fabc"/>
    </style:style>
    <style:style style:name="T90" style:family="text">
      <style:text-properties officeooo:rsid="002acc18"/>
    </style:style>
    <style:style style:name="T91" style:family="text">
      <style:text-properties officeooo:rsid="002b35f1"/>
    </style:style>
    <style:style style:name="T92" style:family="text">
      <style:text-properties officeooo:rsid="002f9ed5"/>
    </style:style>
    <style:style style:name="T93" style:family="text">
      <style:text-properties officeooo:rsid="0034c966"/>
    </style:style>
    <style:style style:name="T94" style:family="text">
      <style:text-properties officeooo:rsid="00355bbc"/>
    </style:style>
    <style:style style:name="T95" style:family="text">
      <style:text-properties officeooo:rsid="00375031"/>
    </style:style>
    <style:style style:name="T96" style:family="text">
      <style:text-properties officeooo:rsid="0038d5a7"/>
    </style:style>
    <style:style style:name="T97" style:family="text">
      <style:text-properties officeooo:rsid="003c7e46"/>
    </style:style>
    <style:style style:name="T98" style:family="text">
      <style:text-properties officeooo:rsid="003f9d39"/>
    </style:style>
    <style:style style:name="T99" style:family="text">
      <style:text-properties officeooo:rsid="0040a7d7"/>
    </style:style>
    <style:style style:name="T100" style:family="text">
      <style:text-properties officeooo:rsid="0045ca8e"/>
    </style:style>
    <style:style style:name="T101" style:family="text">
      <style:text-properties style:text-position="super 58%" officeooo:rsid="002f9ed5"/>
    </style:style>
    <style:style style:name="T102" style:family="text">
      <style:text-properties officeooo:rsid="004e9b94"/>
    </style:style>
    <style:style style:name="T103" style:family="text">
      <style:text-properties officeooo:rsid="00557454"/>
    </style:style>
    <style:style style:name="T104" style:family="text">
      <style:text-properties officeooo:rsid="0055e74c"/>
    </style:style>
    <style:style style:name="T105" style:family="text">
      <style:text-properties fo:color="#800000" style:font-name="Times New Roman" fo:font-style="normal" officeooo:rsid="00483033" style:font-style-asian="normal"/>
    </style:style>
    <style:style style:name="T106" style:family="text">
      <style:text-properties officeooo:rsid="005755ee"/>
    </style:style>
    <style:style style:name="T107" style:family="text">
      <style:text-properties officeooo:rsid="005f884c"/>
    </style:style>
    <style:style style:name="T108" style:family="text">
      <style:text-properties officeooo:rsid="005fcecd"/>
    </style:style>
    <style:style style:name="T109" style:family="text">
      <style:text-properties officeooo:rsid="0064a4cc"/>
    </style:style>
    <style:style style:name="T110" style:family="text">
      <style:text-properties officeooo:rsid="00674a48"/>
    </style:style>
    <style:style style:name="T111" style:family="text">
      <style:text-properties officeooo:rsid="0068c30b"/>
    </style:style>
    <style:style style:name="T112" style:family="text">
      <style:text-properties officeooo:rsid="00697e98"/>
    </style:style>
    <style:style style:name="T113" style:family="text">
      <style:text-properties officeooo:rsid="006c3e98"/>
    </style:style>
    <style:style style:name="T114" style:family="text">
      <style:text-properties officeooo:rsid="007ac8b3"/>
    </style:style>
    <style:style style:name="T115" style:family="text">
      <style:text-properties officeooo:rsid="007b672d"/>
    </style:style>
    <style:style style:name="T116" style:family="text">
      <style:text-properties officeooo:rsid="007c6056"/>
    </style:style>
    <style:style style:name="T117" style:family="text">
      <style:text-properties officeooo:rsid="007effc7"/>
    </style:style>
    <style:style style:name="T118" style:family="text">
      <style:text-properties officeooo:rsid="00811912"/>
    </style:style>
    <style:style style:name="T119" style:family="text">
      <style:text-properties officeooo:rsid="0084d637"/>
    </style:style>
    <style:style style:name="T120" style:family="text">
      <style:text-properties officeooo:rsid="00865e57"/>
    </style:style>
    <style:style style:name="T121" style:family="text">
      <style:text-properties officeooo:rsid="00872f83"/>
    </style:style>
    <style:style style:name="T122" style:family="text">
      <style:text-properties officeooo:rsid="008c76b0"/>
    </style:style>
    <style:style style:name="T123" style:family="text">
      <style:text-properties officeooo:rsid="008e2bb9"/>
    </style:style>
    <style:style style:name="T124" style:family="text">
      <style:text-properties officeooo:rsid="008e4021"/>
    </style:style>
    <style:style style:name="T125" style:family="text">
      <style:text-properties fo:font-size="10pt" officeooo:rsid="008e4021" style:font-size-asian="8.75pt" style:font-size-complex="10pt"/>
    </style:style>
    <style:style style:name="T126" style:family="text">
      <style:text-properties fo:font-size="10pt" officeooo:rsid="008ee88a" style:font-size-asian="8.75pt" style:font-size-complex="10pt"/>
    </style:style>
    <style:style style:name="T127" style:family="text">
      <style:text-properties officeooo:rsid="00916d30"/>
    </style:style>
    <style:style style:name="T128" style:family="text">
      <style:text-properties officeooo:rsid="0091994c"/>
    </style:style>
    <style:style style:name="T129" style:family="text">
      <style:text-properties officeooo:rsid="00941794"/>
    </style:style>
    <style:style style:name="T130" style:family="text">
      <style:text-properties officeooo:rsid="00941c01"/>
    </style:style>
    <style:style style:name="T131" style:family="text">
      <style:text-properties officeooo:rsid="00960163"/>
    </style:style>
    <style:style style:name="T132" style:family="text">
      <style:text-properties officeooo:rsid="009623a4"/>
    </style:style>
    <style:style style:name="T133" style:family="text">
      <style:text-properties officeooo:rsid="0099e414"/>
    </style:style>
    <style:style style:name="T134" style:family="text">
      <style:text-properties officeooo:rsid="009b59e8"/>
    </style:style>
    <style:style style:name="T135" style:family="text">
      <style:text-properties officeooo:rsid="009cc942"/>
    </style:style>
    <style:style style:name="T136" style:family="text">
      <style:text-properties officeooo:rsid="009ec3a7"/>
    </style:style>
    <style:style style:name="T137" style:family="text">
      <style:text-properties officeooo:rsid="00a03e92"/>
    </style:style>
    <style:style style:name="T138" style:family="text">
      <style:text-properties officeooo:rsid="00a38a96"/>
    </style:style>
    <style:style style:name="T139" style:family="text">
      <style:text-properties officeooo:rsid="00a3f2cd"/>
    </style:style>
    <style:style style:name="T140" style:family="text">
      <style:text-properties officeooo:rsid="00a743c8"/>
    </style:style>
    <style:style style:name="T141" style:family="text">
      <style:text-properties officeooo:rsid="00a9ee68"/>
    </style:style>
    <style:style style:name="T142" style:family="text">
      <style:text-properties officeooo:rsid="00abf83a"/>
    </style:style>
    <style:style style:name="T143" style:family="text">
      <style:text-properties officeooo:rsid="00b07576"/>
    </style:style>
    <style:style style:name="T144" style:family="text">
      <style:text-properties officeooo:rsid="00b102f8"/>
    </style:style>
    <style:style style:name="T145" style:family="text">
      <style:text-properties officeooo:rsid="00c320c5"/>
    </style:style>
    <style:style style:name="T146" style:family="text">
      <style:text-properties officeooo:rsid="00c72bd2"/>
    </style:style>
    <style:style style:name="T147" style:family="text">
      <style:text-properties officeooo:rsid="00c97b41"/>
    </style:style>
    <style:style style:name="T148" style:family="text">
      <style:text-properties officeooo:rsid="00cd134a"/>
    </style:style>
    <style:style style:name="T149" style:family="text">
      <style:text-properties officeooo:rsid="00cd66e7"/>
    </style:style>
    <style:style style:name="T150" style:family="text">
      <style:text-properties officeooo:rsid="00cd89df"/>
    </style:style>
    <style:style style:name="T151" style:family="text">
      <style:text-properties officeooo:rsid="00d309e5"/>
    </style:style>
    <style:style style:name="T152" style:family="text">
      <style:text-properties officeooo:rsid="00d4db4a"/>
    </style:style>
    <style:style style:name="T153" style:family="text">
      <style:text-properties officeooo:rsid="00d6621d"/>
    </style:style>
    <style:style style:name="T154" style:family="text">
      <style:text-properties officeooo:rsid="00db3434"/>
    </style:style>
    <style:style style:name="T155" style:family="text">
      <style:text-properties officeooo:rsid="00dce944"/>
    </style:style>
    <style:style style:name="T156" style:family="text">
      <style:text-properties officeooo:rsid="00e2acd4"/>
    </style:style>
    <style:style style:name="T157" style:family="text">
      <style:text-properties style:text-underline-style="solid" style:text-underline-width="auto" style:text-underline-color="font-color" officeooo:rsid="00919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Weed Control <text:span text:style-name="T104">Chemicals</text:span></text:p>
      <text:p text:style-name="P51">The number of chemicals and preparations that <text:span text:style-name="T134">were</text:span> <text:span text:style-name="T134">marketed</text:span> to <text:span text:style-name="T134">amateur </text:span>gardeners to help them look after their garden expanded rapidly between the 1930s and the 1980s. Nothing forced any user to buy or deploy any of the available chemicals, but when they chose to each would have had in mind how they wanted to use their garden. This imagined pest-free space would have perhaps incorporated cherished <text:span text:style-name="T123">vegetables, fruits and decorative </text:span>plants, <text:span text:style-name="T124">valuable livestock, </text:span>pets <text:span text:style-name="T123">and</text:span> children <text:span text:style-name="T123">playing</text:span>, <text:s/>patios <text:span text:style-name="T123">for al fresco dining</text:span>, <text:span text:style-name="T123">sculpture standing out, </text:span>building foundations <text:span text:style-name="T123">protected from undermining roots</text:span>, <text:span text:style-name="T124">smart driveways showing off</text:span> cars. <text:span text:style-name="T123">All these future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51"/>
      <text:p text:style-name="P34">Although the <text:span text:style-name="T107">literature review demonstrated that the</text:span> historiography concerning the use of garden chemicals in Britain <text:span text:style-name="T103">is </text:span>distinctly lacking, there are plenty of practical gardening books, magazines <text:span text:style-name="T98">and newspaper columns </text:span>that can help <text:span text:style-name="T98">shed light on the use of garden chemicals between the 1930s and the 1980s</text:span>. <text:span text:style-name="T112">The choice of sources, as ever, can change the conclusions drawn. For instance, </text:span>Jane Fearnley-Whittingstall asserts that <text:span text:style-name="T111">chemical </text:span>weed killers did not exist before 1939 <text:span text:style-name="T98">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112">This more likely reflects the attitudes, and means available at the time, of the individual gardener who compiled that notebook, rather than the general accessibility and use of weedkillers. When other less personal </text:span><text:soft-page-break/><text:span text:style-name="T112">sources are examined, </text:span>it is quite clear from <text:span text:style-name="T99">magazine </text:span>adverts for weed killer and descriptions in gardening books that they most certainly did. <text:span text:style-name="T98">They were not as sophisticated as the powerful hormonal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33"/>
      <text:p text:style-name="P33">A booklet about lawns published in 1899 by Sutton and Son seed merchants, carried adverts for a selection of specialised <text:span text:style-name="T112">mechanical </text:span>weed removal tools, but <text:span text:style-name="T39">for dealing with individual weeds </text:span>it also promoted <text:span text:style-name="T111">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5">Sutton &amp; </text:span><text:span text:style-name="T1">Son, </text:span><text:span text:style-name="T5">Lawns</text:span><text:span text:style-name="T7">. <text:s/>London: Simpkin, Marshall, Hamilton, Kent &amp; Co. Ltd, 1899. </text:span><text:span text:style-name="T8">p25</text:span></text:p></text:note-body></text:note> <text:span text:style-name="T104">These unnamed weed destroyers indicate that</text:span> the expected readership <text:span text:style-name="T104">of these booklets</text:span> would be familiar with the concept of the products alluded to. <text:span text:style-name="T107">The</text:span> <text:span text:style-name="T107">suggestions</text:span> <text:span text:style-name="T112">to use </text:span>salt and acids neatly demonstrates how domestic chemicals would be expected to fulfil a multitude of roles, and be handled by different users, <text:span text:style-name="T39">because they are not dedicated weedkillers like the liquid weed destroyer is. </text:span><text:s/></text:p>
      <text:p text:style-name="P33"/>
      <text:p text:style-name="P48">So far, the discussion has <text:span text:style-name="T124">focussed</text:span> on weedkillers, and despite the fact that chemicals were and continue to be used in the garden to control insect pests or fungal problems, as well as to <text:span text:style-name="T122">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p>
      <text:p text:style-name="P35"/>
      <text:p text:style-name="P45"><text:span text:style-name="T110">These three chemicals were all used to kill weeds, but their differing properties meant that user </text:span><text:soft-page-break/><text:span text:style-name="T110">selected them according to the weed's type and location, while considering what as a garden user they subsequently wanted to do in that area. </text:span>Sulphate of ammonia was <text:span text:style-name="T134">already </text:span>in widespread <text:span text:style-name="T134">use by the </text:span>19<text:span text:style-name="T134">3</text:span>0s, <text:span text:style-name="T134">so can be considered a well established garden chemical that was routinely used by amateurs. In this chapter, the arrival of ammonium sulphate in domestic gardens will be taken as 1913, when it was "hidden" </text:span>as <text:span text:style-name="T110">the active ingredient of </text:span>proprietary branded mixtures <text:span text:style-name="T110">known as lawn sand. Both sulphate of ammonia and lawn sand</text:span> continued to be available <text:span text:style-name="T110">throughout the time period that this thesis covers (even to the present day). Garden use of s</text:span>odium chlorate began in the 1930s, <text:span text:style-name="T136">embraced for its long term suppression of weeds</text:span> and was always referred to by its chemical name <text:span text:style-name="T136">whether or not it was also associated with a brand</text:span>. Paraquat was introduced in the 1960s, and <text:span text:style-name="T136">it "starred" as the active ingredient in </text:span>branded products from a very limited number of <text:span text:style-name="T111">manufacturers</text:span>, <text:span text:style-name="T136">and again the</text:span> chemical name <text:span text:style-name="T136">paraquat dominated</text:span>, <text:span text:style-name="T136">rather than its brand names</text:span>. <text:span text:style-name="T136">Complexity was added to the story of paraquat by the provision of a specially formulated version for domestic users. </text:span>Misuse of sodium chlorate and paraquat led to both these chemicals facing restrictions on sale, then total ban<text:span text:style-name="T136">s</text:span>. <text:span text:style-name="T136">This detailed examination of the uses of herbicides in British homes encompasses stories about the social history of gardenin</text:span> <text:span text:style-name="T107">Now I will move the discussion on to a closer look at each of the chemicals for this case study, starting with sulphate of ammonia.</text:span></text:p>
      <text:p text:style-name="P50"><text:tab/><text:span text:style-name="T125">Sulphate of ammonia <text:s/>1913 - - - - - - - - - - - - - - - - - - - - <text:s/>- - - - - - - - - - - - - - - - - - – - - - - - - - - - <text:s/>- present</text:span></text:p>
      <text:p text:style-name="P50"><text:span text:style-name="T125"><text:tab/>sodium chlorate <text:s text:c="26"/>1931 - - - - – - - - - - - - - - - - - - - - - - - - - - - - - - - - - - - - - - - - -200</text:span><text:span text:style-name="T126">9</text:span></text:p>
      <text:p text:style-name="P50"><text:span text:style-name="T125"><text:tab/>paraquat <text:s text:c="65"/></text:span><text:span text:style-name="T126">1965 - - - - - - - - - - - - - - - - - - - - - - - - - - - 2007</text:span></text:p>
      <text:p text:style-name="P50"><text:span text:style-name="T125"><text:tab/></text:span><text:span text:style-name="T126">Figure (needs work) to try to show that the weedkillers were introduced at different times, but in later part of the time frame of this thesis users were able to choose between all three, depending on their needs. </text:span></text:p>
      <text:p text:style-name="P31"/>
      <text:p text:style-name="P32"><text:span text:style-name="T111">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text:span><text:soft-page-break/><text:span text:style-name="T111">instance,</text:span> </text:p>
      <text:p text:style-name="P31"/>
      <text:h text:style-name="P95" text:outline-level="1">Sulphate of ammonia <text:span text:style-name="T108">and Lawn Sand</text:span></text:h>
      <text:p text:style-name="P39"><text:span text:style-name="T113">Before the introduction of biologically sophisticated hormonal selective weedkillers, such as 2,4-D and MCPA <text:s/>onto the amateur market in 19, a grand claim was made about sulphate of ammonia, when it was declared "probably the most important chemical agent for weed destruction".</text:span><text:span text:style-name="T113"><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11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96" text:outline-level="2">Where did ammonium sulphate come from?</text:h>
      <text:p text:style-name="P52"><text:span text:style-name="T113">Ammonium sulphate has been linked to the industrial age as a by-product of the coal-gas industry,</text:span><text:span text:style-name="T113"><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13"> but it was also one of the many substances produced by Imperial Chemical Industries. A white crystalline substance, to the domestic user it appears visually similar to coarse sea salt. </text:span><text:span text:style-name="T46">More on th</text:span><text:span text:style-name="T50">e production?</text:span><text:span text:style-name="T46"> </text:span></text:p>
      <text:p text:style-name="P52"><text:span text:style-name="T46"/></text:p>
      <text:p text:style-name="P53"><text:span text:style-name="T75">It was p</text:span><text:span text:style-name="T113">redominantly used as a fertiliser, because it releases ammonia into the soil where it becomes available as nitrogen for plants, and in 1913 was flagged as the leading competitor to take over from natural nitrates, the extraction of which was becoming exhausted.</text:span><text:span text:style-name="T113"><text:note text:id="ftn0" text:note-class="footnote"><text:note-citation>5</text:note-citation><text:note-body><text:p text:style-name="Footnote"/></text:note-body></text:note></text:span><text:span text:style-name="T113"> The wording of that report did not specify or speculate the burgeoning market for sulphate of ammonia, although agriculture was </text:span><text:soft-page-break/><text:span text:style-name="T113">likely the main implied use of ammonium sulphate and there is no reason why it should not also be available to domestic users. In the context of comparing it to nitrates, no weed killing properties were mentioned. </text:span></text:p>
      <text:p text:style-name="P53"/>
      <text:p text:style-name="P54"><text:span text:style-name="T130">So it is interesting that ammonium sulphate first entered domestic gardens in the form of lawn sand in 1913, which is a mixture of fine sand and sulphate of ammonia. The purpose of lawn sand was two-fold, to fertilise the lawn, but also to kill broadleaved weeds in the lawn. Commercial, branded, ready mixed, convenient lawn sand was advertised in small classified adverts in newspapers from 1913.</text:span><text:span text:style-name="T63"><text:note text:id="ftn5" text:note-class="footnote"><text:note-citation>6</text:note-citation><text:note-body><text:p text:style-name="Footnote"><text:span text:style-name="T1">"Garden Requisites and Produce." </text:span><text:span text:style-name="T5">The Times</text:span><text:span text:style-name="T7">, 04/01/1913 1913, 1.</text:span></text:p></text:note-body></text:note></text:span><text:span text:style-name="T63"> </text:span><text:span text:style-name="T47">The Times</text:span><text:span text:style-name="T67"> carried s</text:span><text:span text:style-name="T62">tories of </text:span><text:span text:style-name="T63">other </text:span><text:span text:style-name="T56">proprietary lawn sands </text:span><text:span text:style-name="T67">which </text:span><text:span text:style-name="T61">won</text:span><text:span text:style-name="T56"> awards at </text:span><text:span text:style-name="T72">the Royal Horticultural Society's </text:span><text:span text:style-name="T56">Chelsea flower show in 1913</text:span><text:span text:style-name="T56"><text:note text:id="ftn6" text:note-class="footnote"><text:note-citation>7</text:note-citation><text:note-body><text:p text:style-name="P2"><text:span text:style-name="T1">"Close of the Chelsea Flower Show." </text:span><text:span text:style-name="T5">The Times</text:span><text:span text:style-name="T7">, 23/05/1913 1913, 6.</text:span></text:p></text:note-body></text:note></text:span><text:span text:style-name="T56"> and 1914.</text:span><text:span text:style-name="T56"><text:note text:id="ftn7" text:note-class="footnote"><text:note-citation>8</text:note-citation><text:note-body><text:p text:style-name="P2"><text:span text:style-name="T1">"Success of the Flower Show." </text:span><text:span text:style-name="T5">The Times</text:span><text:span text:style-name="T7">, 22/05/1914 1914, 5.</text:span></text:p></text:note-body></text:note></text:span><text:span text:style-name="T56"> </text:span><text:span text:style-name="T72">RHS members and non-members who visited the show would have seen a variety of novel</text:span><text:span text:style-name="T61"> products </text:span><text:span text:style-name="T72">to aid gardeners</text:span><text:span text:style-name="T61">, </text:span><text:span text:style-name="T72">as well as plant specimens, techniques </text:span><text:span text:style-name="T77">and fashionable styles</text:span><text:span text:style-name="T61"> </text:span><text:span text:style-name="T72">exhibited there. This</text:span><text:span text:style-name="T61"> </text:span><text:span text:style-name="T67">provi</text:span><text:span text:style-name="T72">des</text:span><text:span text:style-name="T67"> strong evidence </text:span><text:span text:style-name="T61">that this is when lawn sand became </text:span><text:span text:style-name="T63">widely </text:span><text:span text:style-name="T61">available to the gardening publi</text:span><text:span text:style-name="T67">c. </text:span><text:span text:style-name="T72">However, </text:span><text:span text:style-name="T77">it was</text:span><text:span text:style-name="T72"> lawn sand, rather than ammonium sulphate, </text:span><text:span text:style-name="T77">that was presented </text:span><text:span text:style-name="T72">as the solution to gardeners</text:span><text:span text:style-name="T77">'</text:span><text:span text:style-name="T72"> weed problems. </text:span></text:p>
      <text:h text:style-name="P96" text:outline-level="2">What did users understand about how it worked?</text:h>
      <text:p text:style-name="P54"><text:span text:style-name="T131">Lawn sand users could not casually discern the ingredients or mode of action by simply looking at the product, nor perusing the sales advertisements or packaging information. Unless they had curiosity and enough chemical knowledge to experimentally find out the constituents, domestic consumers were left in the dark by the manufacturers and sellers of lawn sand. </text:span></text:p>
      <text:p text:style-name="P55"/>
      <text:p text:style-name="P54"><text:span text:style-name="T75">T</text:span><text:span text:style-name="T65">his amateur audience </text:span><text:span text:style-name="T75">were not illuminated by gardening manuals that </text:span><text:span text:style-name="T72">offered</text:span><text:span text:style-name="T65"> vague descriptions of lawn sand, </text:span><text:span text:style-name="T72">such as</text:span><text:span text:style-name="T65"> "impregnated with chemicals of a caustic nature". <text:s/></text:span><text:span text:style-name="T68">Nevertheless, </text:span><text:span text:style-name="T69">garden </text:span><text:soft-page-break/><text:span text:style-name="T68">book</text:span><text:span text:style-name="T69">s</text:span><text:span text:style-name="T68"> set out to </text:span><text:span text:style-name="T76">partially</text:span><text:span text:style-name="T68"> demystify the </text:span><text:span text:style-name="T69">lawn sand </text:span><text:span text:style-name="T68">user in the hope that they would use the right amount for their situation, </text:span><text:span text:style-name="T76">even if they were unable to</text:span><text:span text:style-name="T68"> give a recipe for making up the mixture at home.</text:span><text:span text:style-name="T68"><text:note text:id="ftn9" text:note-class="footnote"><text:note-citation>9</text:note-citation><text:note-body><text:p text:style-name="P89"><text:span text:style-name="T26">Macself, A. J. </text:span><text:span text:style-name="T27">Grass: A New and Thoroughly Practic</text:span><text:span text:style-name="T28">a</text:span><text:span text:style-name="T27">l Book on Grass for Ornamental Lawns and All Purposes of Sports and Games</text:span><text:span text:style-name="T30">. <text:s/>London: Cecil Palmer, 1924. <text:s/></text:span><text:span text:style-name="T32">p101</text:span></text:p></text:note-body></text:note></text:span><text:span text:style-name="T68"> </text:span><text:span text:style-name="T70">The 'invisibility' of </text:span><text:span text:style-name="T71">the chemical constituents</text:span><text:span text:style-name="T70"> in branded lawn sands, caused p</text:span><text:span text:style-name="T65">roprietors</text:span><text:span text:style-name="T55"> of lawn sand </text:span><text:span text:style-name="T73">to be</text:span><text:span text:style-name="T66"> viewed </text:span><text:span text:style-name="T55">with </text:span><text:span text:style-name="T68">suspicion</text:span><text:span text:style-name="T55">, due to their lack of explanation to consumers about how the product would work </text:span><text:span text:style-name="T68">and </text:span><text:span text:style-name="T77">which possibly </text:span><text:span text:style-name="T68">caus</text:span><text:span text:style-name="T77">ed </text:span><text:span text:style-name="T55">users </text:span><text:span text:style-name="T68">to </text:span><text:span text:style-name="T55">buy much more than necessary. </text:span></text:p>
      <text:p text:style-name="P54"/>
      <text:p text:style-name="P54"><text:span text:style-name="T56">A </text:span><text:span text:style-name="T58">1922</text:span><text:span text:style-name="T56"> </text:span><text:span text:style-name="T59">newspaper </text:span><text:span text:style-name="T56">article described lawn sand as </text:span><text:span text:style-name="T57">"</text:span><text:span text:style-name="T56">shrouded in mystery to the profit of its vendors</text:span><text:span text:style-name="T57">"</text:span><text:span text:style-name="T56">, and proceeded to explain that </text:span><text:span text:style-name="T60">the active component is </text:span><text:span text:style-name="T56">sulphate of ammonia </text:span><text:span text:style-name="T60">but that this</text:span><text:span text:style-name="T56"> would be hard to spread evenly over a lawn so is mixed with fine sand to facilitate it. </text:span><text:span text:style-name="T60">The article also </text:span><text:span text:style-name="T56">gave a formula for this </text:span><text:span text:style-name="T70">simple</text:span><text:span text:style-name="T56"> mixture </text:span><text:span text:style-name="T60">and</text:span><text:span text:style-name="T56"> implied that the proprietary versions had another </text:span><text:span text:style-name="T60">unidentified</text:span><text:span text:style-name="T56"> component, </text:span><text:span text:style-name="T60">which made</text:span><text:span text:style-name="T56"> them "valuable manures as well as weed destroyers".</text:span><text:span text:style-name="T56"><text:note text:id="ftn10"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56"> </text:span><text:span text:style-name="T77">This demonstrates some misunderstanding of the chemical, as </text:span><text:span text:style-name="T64">the ammonium sulphate itself act</text:span><text:span text:style-name="T77">s</text:span><text:span text:style-name="T64"> as a manure by </text:span><text:span text:style-name="T73">releasing</text:span><text:span text:style-name="T64"> nitrogen </text:span><text:span text:style-name="T73">into the soil</text:span><text:span text:style-name="T64"> as the ammonia is broken down </text:span><text:span text:style-name="T78">by soil microbes</text:span><text:span text:style-name="T64">. </text:span></text:p>
      <text:p text:style-name="P55"/>
      <text:p text:style-name="P56"><text:span text:style-name="T132">Information about sulphate of ammonia and how it worked had been more readily available to other groups of professionalised users, who had been using the chemical before it diffused to amateur use. Farmers had been using ammonium sulphate as a weedkiller and in 1912 text book for agriculturalists it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32"><text:note text:id="ftn8" text:note-class="footnote"><text:note-citation>11</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32"> </text:span><text:span text:style-name="T78">It is perhaps not surprising that the</text:span><text:span text:style-name="T69"> </text:span><text:soft-page-break/><text:span text:style-name="T65">information did not rapidly transfer to domestic gardeners, </text:span><text:span text:style-name="T78">who would have had little cause to read a specialised technical book about animal and plant nutrition. Wanting a smart lawn does not necessarily translate into desiring to learn about the biochemistry of the soil and the plants it supports. </text:span><text:span text:style-name="T79">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6"/>
      <text:p text:style-name="P36"><text:span text:style-name="T114">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42">The Times</text:span><text:span text:style-name="T40"> by Fisons, MacDonalds. <text:s/></text:span></text:p>
      <text:h text:style-name="P96" text:outline-level="2">How was it used?</text:h>
      <text:p text:style-name="P41"><text:span text:style-name="T113">Sulphate of ammonia could be applied "neat" to individual weeds, as could lawn sand, but for use 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text:span><text:soft-page-break/><text:span text:style-name="T113">having to store it for any length of time. For someone who wanted to use it just to spot-kill weeds, keeping this amount could be considered foolish, taking up much space, potentially spilling or otherwise spoiling.</text:span></text:p>
      <text:p text:style-name="P41"/>
      <text:p text:style-name="P41"><text:span text:style-name="T133">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33"><text:note text:id="ftn11" text:note-class="footnote"><text:note-citation>12</text:note-citation><text:note-body><text:p text:style-name="P8"><text:span text:style-name="T26">Macself, </text:span><text:span text:style-name="T30">1924. </text:span><text:span text:style-name="T31">P</text:span><text:span text:style-name="T105">AGE NO</text:span></text:p></text:note-body></text:note></text:span><text:span text:style-name="T133"> and by 1931, a dedicated conical distributor which dropped a little of the sand onto the weed was in use,</text:span><text:span text:style-name="T133"><text:note text:id="ftn12" text:note-class="footnote"><text:note-citation>13</text:note-citation><text:note-body><text:p text:style-name="P9"><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133"> but these speak more of the appeal (often to men) of gadgets that can accompany gardening, rather than any necessity attributable to the chemical's properties. </text:span></text:p>
      <text:p text:style-name="P40"/>
      <text:p text:style-name="P40"><text:span text:style-name="T133">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33"><text:note text:id="ftn13" text:note-class="footnote"><text:note-citation>14</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133"> and this message was reasserted in 1986 with the extra detail that there were weeds on which selective weedkillers were ineffective.</text:span><text:span text:style-name="T133"><text:note text:id="ftn14" text:note-class="footnote"><text:note-citation>15</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133">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33">the convenience of buying a ready mixed product when they need it, and those who preferred to make it up as required, which could generally be done more economically. </text:span></text:p>
      <text:p text:style-name="P37"/>
      <text:p text:style-name="P42">More on the sale of sulphate of ammonia?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95" text:outline-level="1">Sodium chlorate</text:h>
      <text:p text:style-name="P58"><text:span text:style-name="T127">From the mid 1930s, another method of killing weeds had become available to home gardeners in the form of sodium chlorate. In some cases it was offered </text:span>by gardening manuals, <text:span text:style-name="T118">magazines and </text:span><text:soft-page-break/><text:span text:style-name="T118">newspaper gardening </text:span>advice columns <text:span text:style-name="T127">as an alternative to</text:span> lawn sand <text:span text:style-name="T127">for killing isolated weeds but</text:span> <text:span text:style-name="T115">its long lasting effects could cause prevent anything from growing in the treated spot, causing a bald patch. This meant that sodium chlorate </text:span>was singled out as particularly effective for clearing weeds from paths and <text:span text:style-name="T115">other areas that the user intentionally wanted to keep barren</text:span>. <text:span text:style-name="T115">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43">The Times</text:span><text:span text:style-name="T95"> farming column, which relayed the results of trials conducted by the New Zealand agriculture conducted trials with sodium and calcium chlorate.</text:span><text:span text:style-name="T95"><text:note text:id="ftn15" text:note-class="footnote"><text:note-citation>16</text:note-citation><text:note-body><text:p text:style-name="P19"><text:span text:style-name="T2">"Farming Notes and Comments." </text:span><text:span text:style-name="T3">The Times </text:span><text:span text:style-name="T4"><text:s/>(19/01/1931): 18.</text:span></text:p></text:note-body></text:note></text:span><text:span text:style-name="T95"> Sodium chlorate, but not calcium chlorate, was quickly seized on in that paper's gardening column as an alternative to arsenical weed-killers "of evil repute".</text:span><text:span text:style-name="T95"><text:note text:id="ftn16" text:note-class="footnote"><text:note-citation>17</text:note-citation><text:note-body><text:p text:style-name="P19"><text:span text:style-name="T2">"Garden Notes." </text:span><text:span text:style-name="T3">The Times </text:span><text:span text:style-name="T4"><text:s/>(09/07/1932/ 1932): 13.</text:span></text:p></text:note-body></text:note></text:span><text:span text:style-name="T95"> </text:span></text:p>
      <text:p text:style-name="P20"/>
      <text:p text:style-name="P20">Sodium chlorate was introduced to the readers of the National Allotment Society's journal in a 1934 article about tidily kept allotments (unkempt allotments were a major bugbear of the society).<text:note text:id="ftn17" text:note-class="footnote"><text:note-citation>18</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8" text:note-class="footnote"><text:note-citation>19</text:note-citation><text:note-body><text:p text:style-name="P2"><text:span text:style-name="T1">"A Wonderful Weed-Killer (Continued)." </text:span><text:span text:style-name="T5">National Allotments Journal</text:span><text:span text:style-name="T7">, no. 23 (1935): 19-21.</text:span></text:p></text:note-body></text:note> <text:span text:style-name="T90">This was not surprising, as the "foreign product"</text:span><text:span text:style-name="T90"><text:note text:id="ftn19" text:note-class="footnote"><text:note-citation>20</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90"> was only imported to Britain.</text:span> </text:p>
      <text:p text:style-name="P20"/>
      <text:p text:style-name="P27"><text:span text:style-name="T102">Albright &amp; Wilson's Oldbury Electro-Chemical Company produced sodium chlorate at Niagra Falls from 1902,</text:span><text:span text:style-name="T102"><text:note text:id="ftn20" text:note-class="footnote"><text:note-citation>21</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102"> making use of the hydro power available there to run electric furnaces.</text:span><text:span text:style-name="T102"><text:note text:id="ftn21" text:note-class="footnote"><text:note-citation>22</text:note-citation><text:note-body><text:p text:style-name="P17">Podger (2002) p8</text:p></text:note-body></text:note></text:span><text:span text:style-name="T102"> Albright &amp; Wilson used the same equipment they had employed to make potassium chlorate, an ingredient they produced for use in manufacturing matches, but had stopped making as competition from other </text:span><text:soft-page-break/><text:span text:style-name="T102">manufacturers increased. In 1926, they were the only producer of sodium chlorate in the USA although they company did have another plant in Canada producing the chemical when it was economic to do so.</text:span><text:span text:style-name="T102"><text:note text:id="ftn22" text:note-class="footnote"><text:note-citation>23</text:note-citation><text:note-body><text:p text:style-name="P11">Podger (2002) p15</text:p></text:note-body></text:note></text:span><text:span text:style-name="T102">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27"/>
      <text:p text:style-name="P27"><text:span text:style-name="T115">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15"><text:note text:id="ftn23" text:note-class="footnote"><text:note-citation>24</text:note-citation><text:note-body><text:p text:style-name="P4"><text:span text:style-name="T12">P</text:span><text:span text:style-name="T7">odger (2002) p15</text:span></text:p></text:note-body></text:note></text:span><text:span text:style-name="T115">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51">Are these questions I can answer?</text:span></text:p>
      <text:p text:style-name="P21"/>
      <text:p text:style-name="P28"><text:span text:style-name="T116">In 1935, it was reported in The Daily Mail that Staveley's Coal and Iron Company were to build Britain's first sodium chlorate manufacturing plant, allowing it to compete with Colonial and </text:span><text:soft-page-break/><text:span text:style-name="T116">Continental manufacturers.</text:span><text:span text:style-name="T116"><text:note text:id="ftn24" text:note-class="footnote"><text:note-citation>25</text:note-citation><text:note-body><text:p text:style-name="Footnote"><text:span text:style-name="T26">"Staveley's New Venture." </text:span><text:span text:style-name="T27">The </text:span><text:span text:style-name="T29">Daily Mail</text:span><text:span text:style-name="T30">, 28 September 1935. </text:span><text:span text:style-name="T33">p2</text:span></text:p></text:note-body></text:note></text:span><text:span text:style-name="T116"> The decision to do this in 1935 shows that the company thought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28"/>
      <text:p text:style-name="P59"><text:span text:style-name="T116">The same year that Britain's first sodium chlorate plant was announced, 1935,</text:span> the National Allotment Society <text:span text:style-name="T129">(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5" text:note-class="footnote"><text:note-citation>26</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106">the </text:span>importers in <text:span text:style-name="T106">hundredweights</text:span><text:span text:style-name="T106"><text:note text:id="ftn26" text:note-class="footnote"><text:note-citation>27</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106"> (8 stone, or 50kg)</text:span> <text:span text:style-name="T100">which</text:span> was too expensive and too large a quantity even for an allotment association clubbing together. <text:span text:style-name="T128">The NAS continued to buy imported sodium chlorate as Staveley's encountered problems setting up the plant, but it was operational by 1938.</text:span><text:span text:style-name="T128"><text:note text:id="ftn27" text:note-class="footnote"><text:note-citation>28</text:note-citation><text:note-body><text:p text:style-name="P2"><text:span text:style-name="T1">"Staveley Coal &amp; Iron Company." </text:span><text:span text:style-name="T5">The Times</text:span><text:span text:style-name="T7">, 27.09.1938, 20.</text:span></text:p></text:note-body></text:note></text:span><text:span text:style-name="T128"> </text:span></text:p>
      <text:p text:style-name="P59"/>
      <text:p text:style-name="P67"><text:span text:style-name="T128">By 1940, sodium chlorate was more widely available to domestic users packaged in domestically appropriate quantities, including through Boot's who called themselves "The Gardeners Chemist".</text:span><text:span text:style-name="T128"><text:note text:id="ftn28" text:note-class="footnote"><text:note-citation>29</text:note-citation><text:note-body><text:p text:style-name="P7">Display advertising, <text:span text:style-name="T41">The Daily Mail</text:span><text:span text:style-name="T55">, 27.04.40. p9</text:span></text:p></text:note-body></text:note></text:span><text:span text:style-name="T128">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text:span><text:soft-page-break/><text:span text:style-name="T128">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28"><text:note text:id="ftn65" text:note-class="footnote"><text:note-citation>30</text:note-citation><text:note-body><text:p text:style-name="P94">IMG_3088 <text:s/></text:p></text:note-body></text:note></text:span><text:span text:style-name="T128"> </text:span></text:p>
      <text:p text:style-name="P67"/>
      <text:p text:style-name="P67"><text:span text:style-name="T128">Throughout the 1940s agricultural users expressed anxiety that they faced a shortage of sodium chlorate,</text:span><text:span text:style-name="T128"><text:note text:id="ftn29" text:note-class="footnote"><text:note-citation>31</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28"> despite British production and continued imports of the chemical from France, Italy, Poland and Norway.</text:span><text:span text:style-name="T128"><text:note text:id="ftn30" text:note-class="footnote"><text:note-citation>32</text:note-citation><text:note-body><text:p text:style-name="P15">"Sodium chlorate" HC Deb 21 February 1949 vol 461 cc231-2W</text:p></text:note-body></text:note></text:span><text:span text:style-name="T128"> </text:span><text:span text:style-name="T15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53"> </text:span><text:span text:style-name="T54">Check this properly <text:s/>- I don't think I've really explored the 1940s mags properly to find evidence of this. It certainly doesn't come up in the newspapers anyway. </text:span></text:p>
      <text:p text:style-name="P59"/>
      <text:p text:style-name="P86"/>
      <text:p text:style-name="P60"/>
      <text:h text:style-name="P97" text:outline-level="2">Branding</text:h>
      <text:p text:style-name="P29"><text:span text:style-name="T117">Boots' sodium chlorate was sold ready packaged in tins, under the plain chemical name, but it was also available from other manufacturers under brand names, such as "Eureka" sodium chlorate from </text:span><text:soft-page-break/><text:span text:style-name="T117">Tomlinson &amp; Haward Ltd</text:span><text:span text:style-name="T117"><text:note text:id="ftn31" text:note-class="footnote"><text:note-citation>33</text:note-citation><text:note-body><text:p text:style-name="P12">Display advertising, <text:span text:style-name="T41">The Daily Mail</text:span><text:span text:style-name="T55">, 17.04.54 p6</text:span></text:p></text:note-body></text:note></text:span><text:span text:style-name="T117"> and "Nantcol" from Synchemicals.</text:span><text:span text:style-name="T117"><text:note text:id="ftn32" text:note-class="footnote"><text:note-citation>34</text:note-citation><text:note-body><text:p text:style-name="P2"><text:span text:style-name="T1">"Weeding out the Weed-Killers." </text:span><text:span text:style-name="T5">The Daily Mail</text:span><text:span text:style-name="T7">, 18.09.1971, 19.</text:span></text:p></text:note-body></text:note></text:span><text:span text:style-name="T117"> However, when branded it did not lose its true chemical identity, as sodium chlorate remained present on the label. Gardeners opened their tins to find s</text:span>odium chlorate in the form of crystals, like salt, which could be <text:span text:style-name="T137">sprinkled</text:span> dry <text:span text:style-name="T88">to individual weeds</text:span> or dissolved in water <text:span text:style-name="T88">and sprayed on an overgrown area</text:span>. <text:span text:style-name="T137">Like sulphate of ammonia, users could handle it dry without irritation to their skin. </text:span></text:p>
      <text:p text:style-name="P29"/>
      <text:h text:style-name="P97" text:outline-level="2">Precautions</text:h>
      <text:p text:style-name="P29">There was a <text:span text:style-name="T117">long known, if perhaps too-little-known potential </text:span>problem with this chemical <text:span text:style-name="T91">as</text:span> when the solution soaked into gloves or other textiles, then dried, the friction from wearing the sodium chlorate impregnated garment caused the chemical to ignite or explode. <text:span text:style-name="T129">NAS</text:span> initially described <text:span text:style-name="T117">this danger </text:span>as an inflammable gas given off as the garment dried, but after doing some more research, gave their readers a comprehensive description of the action of friction <text:span text:style-name="T88">and advised users to rinse in clean water any items that had become impregnated with chlorate solution</text:span>.<text:note text:id="ftn33" text:note-class="footnote"><text:note-citation>35</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19">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19"><text:note text:id="ftn34" text:note-class="footnote"><text:note-citation>36</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19">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text:span><text:soft-page-break/><text:span text:style-name="T119">discovered, they do read a little sheepishly, as though this information was available when it was looked for, if not terribly readily. </text:span></text:p>
      <text:p text:style-name="P23"/>
      <text:p text:style-name="P46">This danger <text:span text:style-name="T117">of fire </text:span>was <text:span text:style-name="T120">deemed</text:span> preferable to the <text:span text:style-name="T117">danger of poisoning by </text:span>arsenical weedkillers, and the unpleasant handling qualities of tar-based compounds, reasons <text:span text:style-name="T117">provided by</text:span> NA<text:span text:style-name="T116">S</text:span> <text:span text:style-name="T117">to </text:span>explain why <text:span text:style-name="T117">sodium chlorate was a</text:span> popular <text:span text:style-name="T117">option among amateur gardeners for weed control</text:span>.<text:note text:id="ftn35" text:note-class="footnote"><text:note-citation>37</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96">and not all users received the same warnings. For instance, when the chemical was discussed in </text:span><text:span text:style-name="T48">The Times</text:span><text:span text:style-name="T96"> agricultural news column, the fire risks were outlined and compared to calcium chlorate, but this information was not included in the praise for sodium chlorate presented in the paper's gardening column, read by gardeners the following year. </text:span></text:p>
      <text:p text:style-name="P46"/>
      <text:p text:style-name="P46"><text:span text:style-name="T96">Advice supplied in gardening manuals also varied; some gave</text:span> no information on <text:span text:style-name="T121">the chemical's</text:span> drawbacks<text:note text:id="ftn36" text:note-class="footnote"><text:note-citation>38</text:note-citation><text:note-body><text:p text:style-name="Footnote"><text:span text:style-name="T1">Reed, F. J. </text:span><text:span text:style-name="T5">Lawns and Playing Fields</text:span><text:span text:style-name="T7">. <text:s/>London: Faber and Faber, 1950.</text:span></text:p></text:note-body></text:note> <text:span text:style-name="T121">while another gave extensive, explicit instructions</text:span> to avoid spilling<text:span text:style-name="T89"> the crystals or </text:span>the solution on wooden surfaces, and to throughly rinse anything that contacted the solution in clean water to avoid fires.<text:note text:id="ftn37" text:note-class="footnote"><text:note-citation>39</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21">difference </text:span>could <text:span text:style-name="T121">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6"/>
      <text:p text:style-name="P46"><text:span text:style-name="T97">The chief concern expressed in </text:span><text:span text:style-name="T44">The Times </text:span><text:span text:style-name="T97">was not related to fire, but to sodium chlorate's propensity to seep into non-target areas and kill non-weeds, especially in wet weather. To avoid this, </text:span><text:soft-page-break/><text:span text:style-name="T97">users should consider the weather conditions as well as weighing up the which plants might come into range.</text:span><text:span text:style-name="T97"><text:note text:id="ftn38" text:note-class="footnote"><text:note-citation>40</text:note-citation><text:note-body><text:p text:style-name="P2"><text:span text:style-name="T35">A </text:span><text:span text:style-name="T1">Correspondent. "Weary Battle against the Weeds." </text:span><text:span text:style-name="T5">The Times</text:span><text:span text:style-name="T7">, 21/03/1959, 9.</text:span></text:p></text:note-body></text:note></text:span><text:span text:style-name="T97"> Although gardening correspondents for </text:span><text:span text:style-name="T49">The Daily Mail</text:span><text:span text:style-name="T97"> had long recommended the use of sodium chlorate for clearing bindweed, paths, killing docks and for putting on newly cut tree stumps, it was not until 1959 that </text:span><text:span text:style-name="T74">they</text:span><text:span text:style-name="T97">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97"><text:note text:id="ftn39" text:note-class="footnote"><text:note-citation>41</text:note-citation><text:note-body><text:p text:style-name="P2"><text:span text:style-name="T1">"The Best Way to Keep Paths Free of Weeds." </text:span><text:span text:style-name="T5">The Daily Mail</text:span><text:span text:style-name="T7">, 13 June 1959.</text:span></text:p></text:note-body></text:note></text:span><text:span text:style-name="T97"> News journalists writing about explosions appeared not to refer to gardening correspondents and vice versa, resulting in contradictory views being aired in different sections of the newspaper. </text:span></text:p>
      <text:p text:style-name="P43"/>
      <text:p text:style-name="P24">The explosive nature of sodium chlorate provided entertainment for anyone pyrotechnically inclined, with sodium chlorate sometimes being substituted for potassium chlorate in homemade bangers. <text:span text:style-name="T92">The principle users of sodium chlorate for this purpose were boys. Between 1956 and 1966, 242 young people had been injured by homemade explosives containing sodium chlorate.</text:span><text:span text:style-name="T92"><text:note text:id="ftn40" text:note-class="footnote"><text:note-citation>42</text:note-citation><text:note-body><text:p text:style-name="P14">"Home made explosives (accidents)" HC Deb 28 June 1966 vol 730 cc250-1W</text:p></text:note-body></text:note></text:span><text:span text:style-name="T92"> Very few of these accidents were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24"/>
      <text:p text:style-name="P30"><text:span text:style-name="T92">In 1961, Home Office officials declared that they were in contact with distributors to find a way to prevent sodium chlorate being sold to children.</text:span><text:span text:style-name="T92"><text:note text:id="ftn41" text:note-class="footnote"><text:note-citation>43</text:note-citation><text:note-body><text:p text:style-name="P14">"Sodium chlorate" HC Deb 21 December 1961 vol 651 c178W</text:p></text:note-body></text:note></text:span><text:span text:style-name="T92"> In May of 1970, Boots sent out a special announcement to all of its shops, requesting that the tins of sodium chlorate be displayed out of the reach of children, and instructing staff to affix self adhesive labels to each tin in stock that declared </text:span><text:soft-page-break/><text:span text:style-name="T92">that it should not be sold to children under 18. Future batches would have this information printed on the label.</text:span><text:span text:style-name="T92"><text:note text:id="ftn42" text:note-class="footnote"><text:note-citation>44</text:note-citation><text:note-body><text:p text:style-name="P16">Boots, Home and Garden. "Special Announcement: Sodium Chlorate." news release, 18 May 1970, 1970.</text:p></text:note-body></text:note></text:span><text:span text:style-name="T92">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5"/>
      <text:p text:style-name="P66"><text:span text:style-name="T92">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92"><text:note text:id="ftn43" text:note-class="footnote"><text:note-citation>45</text:note-citation><text:note-body><text:p text:style-name="P13">HC Deb 08 July 1965 vol 715 c289W, and HC Deb 15 July 1965 vol 716 c106W</text:p></text:note-body></text:note></text:span><text:span text:style-name="T92"> and MP for Montgomeryshire Emlyn Hoosan's</text:span><text:span text:style-name="T92"><text:note text:id="ftn44" text:note-class="footnote"><text:note-citation>46</text:note-citation><text:note-body><text:p text:style-name="P14">HC Deb 18 May 1966 vol 728 cc266-7W, HC Deb 28 June 1966 vol 730 cc250-1W and HC Deb 30 June 1966 vol 730 cc2183-4</text:p></text:note-body></text:note></text:span><text:span text:style-name="T92"> demonstrate. Dr Hugh Black of Her Majesty's Inspectorate of Explosives recommended that science teachers left out this information from their classes.</text:span><text:span text:style-name="T92"><text:note text:id="ftn46" text:note-class="footnote"><text:note-citation>47</text:note-citation><text:note-body><text:p text:style-name="P2"><text:span text:style-name="T1">"Two Bob Bombs Menace Children." </text:span><text:span text:style-name="T5">The Daily Mail</text:span><text:span text:style-name="T7">, 20.08.64, 1.</text:span></text:p></text:note-body></text:note></text:span><text:span text:style-name="T92">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6"/>
      <text:p text:style-name="P84">It is interesting though that teachers, <text:span text:style-name="T153">not parents,</text:span> were called upon <text:span text:style-name="T153">by police</text:span> to put down bomb making among schoolboys. <text:span text:style-name="T152">Even though police acknowledged that children did not make bombs at </text:span><text:soft-page-break/><text:span text:style-name="T152">school, or even on school premises, head teachers were prioritised above parents for instilling sensible behaviour in children regarding this activity.</text:span> <text:span text:style-name="T152">The futility of parental discipline can be seen in the reporting of the incident that led to these pleas to teachers. In that case, the</text:span> father of a boy who had been making small bombs since being given a chemistry set, <text:span text:style-name="T152">who </text:span>then graduated to making larger bombs with weedkiller and sugar, <text:span text:style-name="T151">confiscated</text:span> the child's bomb making equipment. <text:span text:style-name="T151">However, the child was easily able to replace his supplies, and subsequently lost a hand in an explosion, causing the parents to call for traders to stop selling sodium chlorate to children.</text:span><text:note text:id="ftn64" text:note-class="footnote"><text:note-citation>48</text:note-citation><text:note-body><text:p text:style-name="P8"><text:span text:style-name="T1">"Bomb-Making Outbreak." </text:span><text:span text:style-name="T5">The Times </text:span><text:span text:style-name="T7"><text:s/></text:span><text:span text:style-name="T22">19.03.</text:span><text:span text:style-name="T7">1962, 5</text:span></text:p></text:note-body></text:note> <text:span text:style-name="T151">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52">rather than any motivation originating within the child,</text:span> <text:span text:style-name="T151">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emental user of sodium chlorate in the search for bigger, better bangs, and called for better education of parents and these youths through improved labelling and information at the point of sale.</text:span><text:span text:style-name="T151"><text:note text:id="ftn67" text:note-class="footnote"><text:note-citation>49</text:note-citation><text:note-body><text:p text:style-name="P2"><text:span text:style-name="T1">R. E, Parker. "Warning Needed." </text:span><text:span text:style-name="T5">The Times </text:span><text:span text:style-name="T7"><text:s/>(1</text:span><text:span text:style-name="T24">9/</text:span><text:span text:style-name="T7">08/1964) 11</text:span></text:p></text:note-body></text:note></text:span><text:span text:style-name="T151"> </text:span></text:p>
      <text:p text:style-name="P83"/>
      <text:p text:style-name="P66"><text:span text:style-name="T139">The blame for firework injuries can be lifted a little from sodium chlorate though, at least during firework season. Records collated in 1970 by the Inspectors of Explosives specifically focussed on the period between 11</text:span><text:span text:style-name="T101">th</text:span><text:span text:style-name="T92"> October and 7</text:span><text:span text:style-name="T101">th</text:span><text:span text:style-name="T92"> November over the previous five years, showed that homemade explosives, although accountable for some accidents, were responsible for fewer than commercially bought fireworks which at that time were also under scrutiny with regards to the </text:span><text:soft-page-break/><text:span text:style-name="T92">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92"><text:note text:id="ftn45" text:note-class="footnote"><text:note-citation>50</text:note-citation><text:note-body><text:p text:style-name="P10"><text:span text:style-name="T1">"Report of Her Majesty's Inspectors of Explosives for the Year Ended 31st December 1970." London: Home Office, 1971. </text:span><text:span text:style-name="T34">p36</text:span></text:p></text:note-body></text:note></text:span><text:span text:style-name="T92"> despite the fact that sodium chlorate sales restriction had not been formally imposed. A large educational campaign about firework safety in general, including a graphic and forceful BBC documentary </text:span><text:span text:style-name="T52">Remember Remember</text:span><text:span text:style-name="T92">, was credited with having achieved this reduction.</text:span></text:p>
      <text:p text:style-name="P62"/>
      <text:p text:style-name="P63"><text:span text:style-name="T92">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arguably even further from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span></text:p>
      <text:p text:style-name="P62"/>
      <text:p text:style-name="P85"><text:span text:style-name="T138">E</text:span>ntertainment was not the only reason for mixing homemade explosives. As well as bangers, bombs were also made. <text:span text:style-name="T9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93"><text:note text:id="ftn49" text:note-class="footnote"><text:note-citation>51</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93"> and one left under a woman's car by her jilted husband.</text:span><text:span text:style-name="T93"><text:note text:id="ftn50" text:note-class="footnote"><text:note-citation>52</text:note-citation><text:note-body><text:p text:style-name="P2"><text:span text:style-name="T1">"Son-in-Law 'Blew up Car with Sodium Bomb'." </text:span><text:span text:style-name="T5">The Daily Mail</text:span><text:span text:style-name="T7">, 03.10.1961 1961, 9.</text:span></text:p></text:note-body></text:note></text:span><text:span text:style-name="T93"> Invariably, these sodium chlorate bomb makers were men or boys. </text:span></text:p>
      <text:p text:style-name="P85"><text:soft-page-break/></text:p>
      <text:p text:style-name="P85"><text:span text:style-name="T93">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93"><text:note text:id="ftn51" text:note-class="footnote"><text:note-citation>53</text:note-citation><text:note-body><text:p text:style-name="Footnote"/></text:note-body></text:note></text:span><text:span text:style-name="T93">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93"><text:note text:id="ftn52" text:note-class="footnote"><text:note-citation>54</text:note-citation><text:note-body><text:p text:style-name="P18">HO 144/23246 19 March 1941 letter to Dr Watts from <text:span text:style-name="T109">Gonne St Clair Pilcher</text:span></text:p></text:note-body></text:note></text:span><text:span text:style-name="T93"> Another route of access to these restricted chemicals that officials hypothesised was that would-be bombers would join horticultural or co-operative societies, both of which had been identified potentially distributing chemicals to unrecorded people.</text:span><text:span text:style-name="T93"><text:note text:id="ftn68" text:note-class="footnote"><text:note-citation>55</text:note-citation><text:note-body><text:p text:style-name="P94">IMG_3090 <text:span text:style-name="T156">Letter from chief constable Reading police to the Explosives Department, Home Office</text:span></text:p></text:note-body></text:note></text:span><text:span text:style-name="T93"> This circularity, as we saw the role of allotment societies in informing and enabling access to the chemical, is striking. </text:span></text:p>
      <text:p text:style-name="P26"/>
      <text:p text:style-name="P68"><text:span text:style-name="T154">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text:span><text:soft-page-break/><text:span text:style-name="T154">explosive could circumvent a liquid formulation by evaporating out the solvent.</text:span><text:span text:style-name="T154"><text:note text:id="ftn47" text:note-class="footnote"><text:note-citation>56</text:note-citation><text:note-body><text:p text:style-name="P90">Hansard <text:span text:style-name="T147">"Sodium Chlorate "HC Deb 07 February 1963 vol 671 cc644-5</text:span></text:p></text:note-body></text:note></text:span><text:span text:style-name="T154"> </text:span></text:p>
      <text:p text:style-name="P68"/>
      <text:p text:style-name="P68"><text:span text:style-name="T154">The focus of these parliamentary questions tended to be the protection of children who might use the chemical to make bangers, rather than other more serious adult explosive-makers, although the politicians did keep the legitimate user of sodium chlorate in mind with their desire to not alter the weedkilling properties of the chemical.</text:span><text:span text:style-name="T154"><text:note text:id="ftn63" text:note-class="footnote"><text:note-citation>57</text:note-citation><text:note-body><text:p text:style-name="P93">"Sodium Chlorate" HC Deb 07 February 1963 vol 671 cc644-5; "Sodium Chlorate" HC Deb 18 May 1966 vol 728 cc266-7W, </text:p></text:note-body></text:note></text:span><text:span text:style-name="T154"> By 1970, ICI had taken action on this; their advertisements for their sodium chlorate weedkiller announced that it contained fire depressant,</text:span><text:span text:style-name="T154"><text:note text:id="ftn48" text:note-class="footnote"><text:note-citation>58</text:note-citation><text:note-body><text:p text:style-name="P2"><text:span text:style-name="T1">"May in the Garden with </text:span><text:span text:style-name="T36">ICI</text:span><text:span text:style-name="T1">." </text:span><text:span text:style-name="T6">The Daily </text:span><text:span text:style-name="T18">Mail, </text:span><text:span text:style-name="T17">02.05.70</text:span><text:span text:style-name="T1"> 1970, </text:span><text:span text:style-name="T37">9</text:span><text:span text:style-name="T1">.</text:span></text:p></text:note-body></text:note></text:span><text:span text:style-name="T154">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54"><text:note text:id="ftn62" text:note-class="footnote"><text:note-citation>59</text:note-citation><text:note-body><text:p text:style-name="P2"><text:span text:style-name="T1">Health and Executive Safety. </text:span><text:span text:style-name="T38">1998 </text:span><text:span text:style-name="T1">"Storage and Use of Sodium Chlorate and Other Similar Strong Oxidants." </text:span><text:span text:style-name="T38">p7</text:span><text:span text:style-name="T1">.</text:span></text:p></text:note-body></text:note></text:span><text:span text:style-name="T15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65"/>
      <text:p text:style-name="P75">That these changes to sales and formulae occurred in 1970 is not a coincidence. <text:span text:style-name="T143">Globally, </text:span>1970 was the year that the use of chemicals used in agriculture and the garden were used to construct devastating bombs in the name of political terrorism. <text:span text:style-name="T146">The Animal Liberation Front used sodium chlorate to set fires, suggesting the use of vegan sugar in the mixture, to check for humans and deter </text:span><text:soft-page-break/><text:span text:style-name="T146">animals from the scene of the arson. Although the ALF's members included many women, those who carried out this type of terrorist act tended to be young white men.</text:span><text:span text:style-name="T146"><text:note text:id="ftn56" text:note-class="footnote"><text:note-citation>60</text:note-citation><text:note-body><text:p text:style-name="P2"><text:span text:style-name="T1">Liddick, Don. </text:span><text:span text:style-name="T5">Eco-Terrorism: Radical Environmental and Animal Liberation Movements</text:span><text:span text:style-name="T7">. Greenwood Publishing Group, 2006. </text:span><text:span text:style-name="T20">p77, 8</text:span><text:span text:style-name="T21">3</text:span></text:p></text:note-body></text:note></text:span><text:span text:style-name="T146"> </text:span></text:p>
      <text:p text:style-name="P75"/>
      <text:p text:style-name="P78"><text:span text:style-name="T144">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44"><text:note text:id="ftn57" text:note-class="footnote"><text:note-citation>61</text:note-citation><text:note-body><text:p text:style-name="Footnote"/></text:note-body></text:note></text:span><text:span text:style-name="T144">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78"/>
      <text:p text:style-name="P80"><text:soft-page-break/><text:span text:style-name="T145">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45"><text:note text:id="ftn61" text:note-class="footnote"><text:note-citation>62</text:note-citation><text:note-body><text:p text:style-name="P92">NORTHERN IRELAND (CONTROL OF EXPLOSIVES) HC Deb 05 June 1972 vol 838 cc156-72</text:p></text:note-body></text:note></text:span><text:span text:style-name="T145">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45"><text:note text:id="ftn66" text:note-class="footnote"><text:note-citation>63</text:note-citation><text:note-body><text:p text:style-name="P2"><text:span text:style-name="T1">"House of Lords Debate "Explosives Security"." </text:span><text:span text:style-name="T5">Hansard </text:span><text:span text:style-name="T7">365 (06 November 1975): cc1377-9.</text:span></text:p></text:note-body></text:note></text:span><text:span text:style-name="T145">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9"/>
      <text:p text:style-name="P79"><text:span text:style-name="T145">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text:span><text:soft-page-break/><text:span text:style-name="T145">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span></text:p>
      <text:p text:style-name="P77"/>
      <text:p text:style-name="P76"><text:span text:style-name="T80">Whereas one-off bomb makers tended to be male, both men and women in </text:span><text:span text:style-name="T86">activist and </text:span><text:span text:style-name="T80">paramilitary groups </text:span><text:span text:style-name="T86">have been</text:span><text:span text:style-name="T80"> involved in making homemade bombs. </text:span><text:span text:style-name="T86">During the Troubles in Northern and the republic, a</text:span><text:span text:style-name="T81">lthough these explosives were called homemade, this moniker </text:span><text:span text:style-name="T86">wa</text:span><text:span text:style-name="T81">s to used to convey that the materials were assembled by individuals rather than </text:span><text:span text:style-name="T87">military provisions</text:span><text:span text:style-name="T81">, than to draw attention to actual homes, when in fact lock up garages and other buildings were used. </text:span><text:span text:style-name="T86">This </text:span><text:span text:style-name="T87">removal from the home </text:span><text:span text:style-name="T86">was</text:span><text:span text:style-name="T81"> to reduce danger to other family members </text:span><text:span text:style-name="T82">as well as to minimise forensically incriminating materials from the home from becoming attached with the bomb</text:span><text:span text:style-name="T81">. </text:span><text:span text:style-name="T83">Some </text:span><text:span text:style-name="T84">less </text:span><text:span text:style-name="T85">well informed and </text:span><text:span text:style-name="T84">professionally organised </text:span><text:span text:style-name="T83">bomb makers no doubt </text:span><text:span text:style-name="T84">did </text:span><text:span text:style-name="T83">construct devices at home, and the arrests made of members of the anarchist group the Angry Brigade which found bomb making equipment and chemicals, including sodium chlorate, at their home address demonstrate this.</text:span><text:span text:style-name="T83"><text:note text:id="ftn60" text:note-class="footnote"><text:note-citation>64</text:note-citation><text:note-body><text:p text:style-name="Footnote"><text:span text:style-name="T1">"Revolutionaries and Anarchists Used Bombs against Political Enemies, Prosecution Says." </text:span><text:span text:style-name="T5">The Times </text:span><text:span text:style-name="T7"><text:s/></text:span><text:span text:style-name="T23">11/11/</text:span><text:span text:style-name="T7">197</text:span><text:span text:style-name="T23">1</text:span></text:p></text:note-body></text:note></text:span></text:p>
      <text:p text:style-name="P74"/>
      <text:p text:style-name="P65"/>
      <text:p text:style-name="P44">Poisoning was another use of sodium chlorate, <text:span text:style-name="T148">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94">was reported by a pathologist as tasting noticeably bitter, making it unsuitable for poisoning, but this did </text:span><text:soft-page-break/><text:span text:style-name="T94">not stop people from trying, </text:span>allegedly <text:span text:style-name="T94">adding it to tea,</text:span><text:span text:style-name="T94"><text:note text:id="ftn53" text:note-class="footnote"><text:note-citation>65</text:note-citation><text:note-body><text:p text:style-name="Footnote"/></text:note-body></text:note></text:span><text:span text:style-name="T94"> cereal</text:span><text:span text:style-name="T94"><text:note text:id="ftn54" text:note-class="footnote"><text:note-citation>66</text:note-citation><text:note-body><text:p text:style-name="Footnote"/></text:note-body></text:note></text:span><text:span text:style-name="T94"> and cordial.</text:span><text:span text:style-name="T94"><text:note text:id="ftn55" text:note-class="footnote"><text:note-citation>67</text:note-citation><text:note-body><text:p text:style-name="Footnote"/></text:note-body></text:note></text:span><text:span text:style-name="T94">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26"/>
      <text:p text:style-name="P26">Other than <text:span text:style-name="T155">occasional </text:span>autumnal calls for controls on sales to children, <text:span text:style-name="T150">sodium chlorate </text:span>remained on sale until 200<text:span text:style-name="T148">9</text:span>. When its withdrawal from the market was announced, devotees stockpiled the chemical and lamented the loss of such an effective weedkiller. <text:span text:style-name="T149">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22">[is this at all related to anti terrorism efforts?]</text:p>
      <text:p text:style-name="P22"/>
      <text:p text:style-name="P22">Sodium chlorate is a very effective weedkiller, but it also remains so for several months. For gardeners who want to be able to use the area soon after ridding it of weeds, a different product was needed. <text:span text:style-name="T45">Link to paraquat case study</text:span></text:p>
      <text:p text:style-name="P38"/>
      <text:p text:style-name="P38"/>
      <text:p text:style-name="P69"><text:span text:style-name="T135">Lawn sand and sulphate of ammonia's coexistence demonstrates a demand from users for both options, as well as acting as an anomaly in this these of a chemical that does not appear to have been criminally misused.</text:span> </text:p>
      <text:p text:style-name="P69"><text:soft-page-break/></text:p>
      <text:p text:style-name="P70">Paraquat: <text:s/><text:span text:style-name="T136">not an unusual situation </text:span>for different versions <text:span text:style-name="T136">where chemicals were used agriculturally and domestically</text:span></text:p>
      <text:p text:style-name="P70"/>
      <text:p text:style-name="P71">Garden chemicals any less likely to be referred to by their function than photographic or household chemicals? <text:span text:style-name="T142">Oral history shows "sprays" "wash" (delivery method) were used,</text:span> Weedkillers as a category, but within that, chemical name is used over preference for brandname. Sometimes <text:span text:style-name="T140">newspapers and magazines</text:span> can be wary of giving brand names or product placement, as if they recommended branded goods it could lower the company's incentive to pay for advertising space in the publication. <text:span text:style-name="T140">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1"/>
      <text:p text:style-name="P73">Darkroom – stopper bath, fixative, developer = function dominates, but can be further specified or identified. </text:p>
      <text:p text:style-name="P73">Household – mixture of functions, delivery systems, brand names, and chemicals, some of which are interchangeable, but some are standalone. </text:p>
      <text:p text:style-name="P71"/>
      <text:p text:style-name="P72">Vanishing spray – football, magic spray – is just water "chemicals" and gas to make it foamy. Perhaps footballers and their fans are morons, but vanishing spray and magic spray is very childlike language, <text:span text:style-name="T141">even if it does describe the temporariness of the substance.</text:span></text:p>
      <text:p text:style-name="P72"/>
      <text:p text:style-name="P81">Sodium chlorate sprinkled on Bristol county cricket pitch 1970<text:note text:id="ftn58" text:note-class="footnote"><text:note-citation>68</text:note-citation><text:note-body><text:p text:style-name="Footnote"/></text:note-body></text:note> – what was going on with <text:soft-page-break/>vigilantes? Something to do with South Africa? </text:p>
      <text:p text:style-name="P81"/>
      <text:p text:style-name="P82">Donna Maguire, member of IRA, arrested in County Wicklow (south of Dublin) 1989 for importing sodium chlorate<text:note text:id="ftn59" text:note-class="footnote"><text:note-citation>69</text:note-citation><text:note-body><text:p text:style-name="Footnote"/></text:note-body></text:note></text:p>
      <text:p text:style-name="P82"/>
      <text:p text:style-name="P82">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text:page-number></text:p>
      </style:header>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13T11:25:18.633113000</dc:date>
    <meta:editing-duration>P14DT2H51M29S</meta:editing-duration>
    <meta:editing-cycles>97</meta:editing-cycles>
    <meta:generator>LibreOffice/4.2.4.2$MacOSX_x86 LibreOffice_project/63150712c6d317d27ce2db16eb94c2f3d7b699f8</meta:generator>
    <meta:document-statistic meta:table-count="0" meta:image-count="0" meta:object-count="0" meta:page-count="27" meta:paragraph-count="135" meta:word-count="8407" meta:character-count="52483" meta:non-whitespace-character-count="44024"/>
  </office:meta>
</office:document-meta>
</file>